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8000000B30BB40536DDD991E3.png" manifest:media-type="image/png"/>
  <manifest:file-entry manifest:full-path="Pictures/1000000000000376000001643DD02AC4E8D93CAA.png" manifest:media-type="image/png"/>
  <manifest:file-entry manifest:full-path="Pictures/10000000000003490000022CC0D4AA9BA53017B2.png" manifest:media-type="image/png"/>
  <manifest:file-entry manifest:full-path="Pictures/10000000000003740000015EAA09AA2EDAB8F8EC.png" manifest:media-type="image/png"/>
  <manifest:file-entry manifest:full-path="Pictures/100000000000038000000168BD64D75348B854C1.png" manifest:media-type="image/png"/>
  <manifest:file-entry manifest:full-path="Pictures/1000000000000325000001F4E5E7CF2AD2782A31.png" manifest:media-type="image/png"/>
  <manifest:file-entry manifest:full-path="Pictures/10000201000004C20000037A95679CBC733297E1.png" manifest:media-type="image/png"/>
  <manifest:file-entry manifest:full-path="Pictures/1000000000000243000001418BA75C49C10FC354.png" manifest:media-type="image/png"/>
  <manifest:file-entry manifest:full-path="Pictures/100002010000052400000381AA20F09BE70CBA30.png" manifest:media-type="image/png"/>
  <manifest:file-entry manifest:full-path="Pictures/10000201000002C80000033ABBF364519B366FDE.png" manifest:media-type="image/png"/>
  <manifest:file-entry manifest:full-path="Pictures/100000000000020B000001989F3F8398EE6570CA.png" manifest:media-type="image/png"/>
  <manifest:file-entry manifest:full-path="Pictures/10000000000003900000023641AB5A0B528D2190.png" manifest:media-type="image/png"/>
  <manifest:file-entry manifest:full-path="Pictures/10000000000002300000009D8A09EE3424E508F1.png" manifest:media-type="image/png"/>
  <manifest:file-entry manifest:full-path="Pictures/100000000000021400000143B6220D89C7650F19.png" manifest:media-type="image/png"/>
  <manifest:file-entry manifest:full-path="Pictures/100000000000042B00000210B85FD5E197124A6C.jpg" manifest:media-type="image/jpeg"/>
  <manifest:file-entry manifest:full-path="Pictures/100000000000020000000159E56920815C7525F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text-properties style:font-name="Droid Sans" fo:font-size="12pt" fo:language="fr" fo:country="FR" officeooo:rsid="00025d39" officeooo:paragraph-rsid="005521f9" style:font-size-asian="12pt" style:font-size-complex="12pt"/>
    </style:style>
    <style:style style:name="P4" style:family="paragraph" style:parent-style-name="Standard">
      <style:paragraph-properties fo:text-align="justify" style:justify-single-word="false"/>
      <style:text-properties style:font-name="Droid Sans" fo:font-size="12pt" fo:language="fr" fo:country="FR" style:text-underline-style="none" fo:font-weight="bold" officeooo:rsid="00051703" officeooo:paragraph-rsid="00051703" style:font-size-asian="12pt" style:font-weight-asian="bold" style:font-size-complex="12pt" style:font-weight-complex="bold"/>
    </style:style>
    <style:style style:name="P5" style:family="paragraph" style:parent-style-name="Standard">
      <style:paragraph-properties fo:text-align="justify" style:justify-single-word="false"/>
      <style:text-properties style:font-name="Droid Sans" fo:font-size="12pt" fo:language="fr" fo:country="FR" style:text-underline-style="none" fo:font-weight="bold" officeooo:rsid="000a973c" officeooo:paragraph-rsid="000a973c" style:font-size-asian="12pt" style:font-weight-asian="bold" style:font-size-complex="12pt" style:font-weight-complex="bold"/>
    </style:style>
    <style:style style:name="P6"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5678f" style:font-size-asian="12pt" style:font-weight-asian="bold" style:font-size-complex="12pt" style:font-weight-complex="bold"/>
    </style:style>
    <style:style style:name="P7" style:family="paragraph" style:parent-style-name="Standard">
      <style:paragraph-properties fo:text-align="justify" style:justify-single-word="false"/>
      <style:text-properties style:font-name="Droid Sans" fo:font-size="12pt" fo:language="fr" fo:country="FR" style:text-underline-style="none" fo:font-weight="bold" officeooo:rsid="0005678f" officeooo:paragraph-rsid="0007afd5" style:font-size-asian="12pt" style:font-weight-asian="bold" style:font-size-complex="12pt" style:font-weight-complex="bold"/>
    </style:style>
    <style:style style:name="P8" style:family="paragraph" style:parent-style-name="Standard">
      <style:paragraph-properties fo:text-align="justify" style:justify-single-word="false"/>
      <style:text-properties style:font-name="Droid Sans" fo:font-size="12pt" fo:language="fr" fo:country="FR" style:text-underline-style="none" fo:font-weight="bold" officeooo:rsid="0006f22d" officeooo:paragraph-rsid="0007afd5"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07afd5"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Droid Sans" fo:font-size="12pt" fo:language="fr" fo:country="FR" style:text-underline-style="none" fo:font-weight="bold" officeooo:rsid="0007afd5" officeooo:paragraph-rsid="0016f789"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Droid Sans" fo:font-size="12pt" fo:language="fr" fo:country="FR" style:text-underline-style="none" fo:font-weight="bold" officeooo:rsid="00413468" officeooo:paragraph-rsid="00413468"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Droid Sans" fo:font-size="12pt" fo:language="fr" fo:country="FR" style:text-underline-style="none" fo:font-weight="bold" officeooo:rsid="00559196" officeooo:paragraph-rsid="00559196"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9196" style:font-size-asian="12pt" style:font-size-complex="12pt"/>
    </style:style>
    <style:style style:name="P14" style:family="paragraph" style:parent-style-name="Standard">
      <style:paragraph-properties fo:text-align="justify" style:justify-single-word="false"/>
      <style:text-properties style:font-name="Droid Sans" fo:font-size="12pt" fo:language="fr" fo:country="FR" style:text-underline-style="none" officeooo:rsid="00025d39" officeooo:paragraph-rsid="005521f9" style:font-size-asian="12pt" style:font-size-complex="12pt"/>
    </style:style>
    <style:style style:name="P15"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25d39" style:font-size-asian="12pt" style:font-size-complex="12pt"/>
    </style:style>
    <style:style style:name="P16"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035463" style:font-size-asian="12pt" style:font-size-complex="12pt"/>
    </style:style>
    <style:style style:name="P17" style:family="paragraph" style:parent-style-name="Standard">
      <style:paragraph-properties fo:text-align="justify" style:justify-single-word="false"/>
      <style:text-properties style:font-name="Droid Sans" fo:font-size="12pt" fo:language="fr" fo:country="FR" style:text-underline-style="none" officeooo:rsid="00035463" officeooo:paragraph-rsid="00559196" style:font-size-asian="12pt" style:font-size-complex="12pt"/>
    </style:style>
    <style:style style:name="P18" style:family="paragraph" style:parent-style-name="Standard">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9" style:family="paragraph" style:parent-style-name="Standard">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20" style:family="paragraph" style:parent-style-name="Standard">
      <style:paragraph-properties fo:text-align="justify" style:justify-single-word="false"/>
      <style:text-properties style:font-name="Droid Sans" fo:font-size="12pt" fo:language="fr" fo:country="FR" style:text-underline-style="none" officeooo:rsid="00bc5d30" officeooo:paragraph-rsid="00bc5d30" style:font-size-asian="12pt" style:font-size-complex="12pt"/>
    </style:style>
    <style:style style:name="P21" style:family="paragraph" style:parent-style-name="Standard">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Droid Sans" fo:font-size="12pt" fo:language="fr" fo:country="FR" style:text-underline-style="none" fo:font-weight="normal" officeooo:rsid="000db532" officeooo:paragraph-rsid="0006f22d"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Droid Sans" fo:font-size="12pt" fo:language="fr" fo:country="FR" style:text-underline-style="none" fo:font-weight="normal" officeooo:rsid="00137561" officeooo:paragraph-rsid="00137561"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Droid Sans" fo:font-size="12pt" fo:language="fr" fo:country="FR" style:text-underline-style="none" fo:font-weight="normal" officeooo:rsid="00559196" officeooo:paragraph-rsid="0059c578"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Droid Sans" fo:font-size="12pt" fo:language="fr" fo:country="FR" style:text-underline-style="none" fo:font-weight="normal" officeooo:rsid="005a8ddd" officeooo:paragraph-rsid="0059c578"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Droid Sans" fo:font-size="12pt" fo:language="fr" fo:country="FR" style:text-underline-style="none" fo:font-weight="normal" officeooo:rsid="00208624" officeooo:paragraph-rsid="0059c578"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Droid Sans" fo:font-size="12pt" fo:language="fr" fo:country="FR" style:text-underline-style="none" fo:font-weight="normal" officeooo:rsid="000a973c" officeooo:paragraph-rsid="000a973c"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Droid Sans" fo:font-size="12pt" fo:language="fr" fo:country="FR" style:text-underline-style="none" fo:font-weight="normal" officeooo:rsid="0018eaea" officeooo:paragraph-rsid="0016f789"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Droid Sans" fo:font-size="12pt" fo:language="fr" fo:country="FR" style:text-underline-style="none" fo:font-weight="normal" officeooo:rsid="00413468" officeooo:paragraph-rsid="00413468"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35" style:family="paragraph" style:parent-style-name="Standard">
      <style:paragraph-properties fo:text-align="justify" style:justify-single-word="false"/>
      <style:text-properties style:font-name="Droid Sans" fo:font-size="12pt" fo:language="fr" fo:country="FR" fo:font-weight="normal" officeooo:rsid="00051703" officeooo:paragraph-rsid="00051703"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Droid Sans" fo:font-size="12pt" fo:language="fr" fo:country="FR" fo:font-weight="normal" officeooo:rsid="0005678f" officeooo:paragraph-rsid="0007afd5"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Droid Sans" fo:font-size="12pt" fo:language="fr" fo:country="FR" fo:font-weight="normal" officeooo:rsid="000f7042" officeooo:paragraph-rsid="000f7042"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Droid Sans" fo:font-size="12pt" fo:language="fr" fo:country="FR" fo:font-weight="normal" officeooo:rsid="000f7042" officeooo:paragraph-rsid="00137561"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Droid Sans" fo:font-size="12pt" fo:language="fr" fo:country="FR" fo:font-weight="normal" officeooo:rsid="00208624" officeooo:paragraph-rsid="0081f2e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Droid Sans" fo:font-size="12pt" fo:language="fr" fo:country="FR" fo:font-weight="normal" officeooo:rsid="00137561" officeooo:paragraph-rsid="0016f78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Droid Sans" fo:font-size="12pt" fo:language="fr" fo:country="FR" fo:font-weight="normal" officeooo:rsid="00f3eaf5" officeooo:paragraph-rsid="00f3eaf5"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Droid Sans" fo:font-size="12pt" fo:language="fr" fo:country="FR" fo:font-style="normal" style:text-underline-style="none" fo:font-weight="normal" officeooo:rsid="002917ca" officeooo:paragraph-rsid="008b3697"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Droid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Droid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style:font-name="Droid Sans" fo:font-size="12pt" fo:language="fr" fo:country="FR" fo:font-style="italic" fo:font-weight="normal" officeooo:rsid="002917ca" officeooo:paragraph-rsid="008814aa" style:font-size-asian="12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language="fr" fo:country="FR" officeooo:rsid="0059c578" officeooo:paragraph-rsid="0059c578"/>
    </style:style>
    <style:style style:name="P54" style:family="paragraph" style:parent-style-name="Standard">
      <style:paragraph-properties fo:text-align="justify" style:justify-single-word="false"/>
      <style:text-properties fo:language="fr" fo:country="FR" officeooo:rsid="00025d39" officeooo:paragraph-rsid="00559196"/>
    </style:style>
    <style:style style:name="P55" style:family="paragraph" style:parent-style-name="Standard">
      <style:paragraph-properties fo:text-align="justify" style:justify-single-word="false"/>
      <style:text-properties style:font-name="Liberation Sans" fo:font-size="12pt" fo:language="fr" fo:country="FR" fo:font-style="normal" style:text-underline-style="none" fo:font-weight="bold" officeooo:rsid="0036ac77" officeooo:paragraph-rsid="009ea3b1" style:font-size-asian="12pt" style:font-style-asian="normal" style:font-weight-asian="bold" style:font-size-complex="12pt" style:font-style-complex="normal" style:font-weight-complex="bold"/>
    </style:style>
    <style:style style:name="P56" style:family="paragraph" style:parent-style-name="Text_20_body">
      <style:text-properties fo:language="fr" fo:country="FR"/>
    </style:style>
    <style:style style:name="P57" style:family="paragraph" style:parent-style-name="Text_20_body">
      <style:text-properties fo:language="fr" fo:country="FR" officeooo:rsid="004cc7cb" officeooo:paragraph-rsid="004cc7cb"/>
    </style:style>
    <style:style style:name="P58" style:family="paragraph" style:parent-style-name="Text_20_body">
      <style:text-properties fo:language="fr" fo:country="FR" officeooo:paragraph-rsid="0066bf9e"/>
    </style:style>
    <style:style style:name="P59" style:family="paragraph" style:parent-style-name="Text_20_body">
      <style:text-properties style:font-name="Liberation Sans" fo:language="fr" fo:country="FR" officeooo:rsid="00bac95d" officeooo:paragraph-rsid="00bac95d"/>
    </style:style>
    <style:style style:name="P60" style:family="paragraph" style:parent-style-name="Text_20_body">
      <style:text-properties style:font-name="Liberation Sans" fo:language="fr" fo:country="FR" officeooo:rsid="00be3d47" officeooo:paragraph-rsid="00be3d47"/>
    </style:style>
    <style:style style:name="P61" style:family="paragraph" style:parent-style-name="Text_20_body">
      <style:text-properties style:font-name="Liberation Sans" fo:font-size="12pt" fo:language="fr" fo:country="FR" officeooo:rsid="00b3bab3" officeooo:paragraph-rsid="00b8db8b" style:font-size-asian="12pt" style:font-size-complex="12pt"/>
    </style:style>
    <style:style style:name="P62" style:family="paragraph" style:parent-style-name="Text_20_body">
      <style:text-properties style:font-name="Liberation Sans" fo:font-size="12pt" fo:language="fr" fo:country="FR" officeooo:rsid="00b8db8b" officeooo:paragraph-rsid="00b8db8b" style:font-size-asian="12pt" style:font-size-complex="12pt"/>
    </style:style>
    <style:style style:name="P63" style:family="paragraph" style:parent-style-name="Text_20_body">
      <style:text-properties style:font-name="Liberation Sans" fo:font-size="12pt" fo:language="fr" fo:country="FR" officeooo:rsid="00bac95d" officeooo:paragraph-rsid="00bac95d" style:font-size-asian="12pt" style:font-size-complex="12pt"/>
    </style:style>
    <style:style style:name="P64" style:family="paragraph" style:parent-style-name="Text_20_body">
      <style:text-properties style:font-name="Liberation Sans" fo:font-size="12pt" fo:language="fr" fo:country="FR" officeooo:rsid="00bac95d" officeooo:paragraph-rsid="00b8db8b" style:font-size-asian="12pt" style:font-size-complex="12pt"/>
    </style:style>
    <style:style style:name="P65" style:family="paragraph" style:parent-style-name="Text_20_body">
      <style:text-properties style:font-name="Liberation Sans" fo:font-size="12pt" fo:language="fr" fo:country="FR" officeooo:rsid="00c602d1" officeooo:paragraph-rsid="00c602d1" style:font-size-asian="12pt" style:font-size-complex="12pt"/>
    </style:style>
    <style:style style:name="P66" style:family="paragraph" style:parent-style-name="Text_20_body">
      <style:text-properties officeooo:rsid="00b3bab3" officeooo:paragraph-rsid="00b8db8b"/>
    </style:style>
    <style:style style:name="P67" style:family="paragraph" style:parent-style-name="Text_20_body">
      <style:text-properties style:font-name="Droid Sans" fo:font-size="12pt" fo:language="fr" fo:country="FR" officeooo:rsid="0066bf9e" style:font-size-asian="12pt" style:font-size-complex="12pt"/>
    </style:style>
    <style:style style:name="P68" style:family="paragraph" style:parent-style-name="Text_20_body">
      <style:text-properties officeooo:rsid="00b8db8b" officeooo:paragraph-rsid="00b8db8b"/>
    </style:style>
    <style:style style:name="P69" style:family="paragraph" style:parent-style-name="Text_20_body">
      <style:text-properties fo:font-size="14pt" fo:language="fr" fo:country="FR" style:font-size-asian="14pt" style:font-size-complex="14pt"/>
    </style:style>
    <style:style style:name="P70" style:family="paragraph" style:parent-style-name="Text_20_body">
      <style:text-properties fo:font-size="14pt" fo:language="fr" fo:country="FR" officeooo:rsid="00670661" style:font-size-asian="14pt" style:font-size-complex="14pt"/>
    </style:style>
    <style:style style:name="P71" style:family="paragraph" style:parent-style-name="Text_20_body">
      <style:text-properties fo:font-size="14pt" fo:language="fr" fo:country="FR" officeooo:rsid="010773bf" officeooo:paragraph-rsid="010773bf" style:font-size-asian="14pt" style:font-size-complex="14pt"/>
    </style:style>
    <style:style style:name="P72" style:family="paragraph" style:parent-style-name="Text_20_body">
      <style:text-properties fo:font-size="14pt" officeooo:rsid="011c6535" style:font-size-asian="14pt" style:font-size-complex="14pt"/>
    </style:style>
    <style:style style:name="P73" style:family="paragraph" style:parent-style-name="Text_20_body">
      <style:text-properties officeooo:paragraph-rsid="01257bdf"/>
    </style:style>
    <style:style style:name="P74" style:family="paragraph" style:parent-style-name="Text_20_body">
      <style:text-properties officeooo:rsid="01268a7d" officeooo:paragraph-rsid="01268a7d"/>
    </style:style>
    <style:style style:name="P75" style:family="paragraph" style:parent-style-name="Text_20_body">
      <style:text-properties officeooo:rsid="012788e9" officeooo:paragraph-rsid="012788e9"/>
    </style:style>
    <style:style style:name="P76" style:family="paragraph" style:parent-style-name="Text_20_body">
      <style:text-properties officeooo:paragraph-rsid="012788e9"/>
    </style:style>
    <style:style style:name="P77" style:family="paragraph" style:parent-style-name="Subtitle">
      <style:text-properties fo:language="fr" fo:country="FR" officeooo:rsid="004cc7cb" officeooo:paragraph-rsid="004cc7cb"/>
    </style:style>
    <style:style style:name="P78" style:family="paragraph" style:parent-style-name="Title">
      <style:text-properties fo:language="fr" fo:country="FR" officeooo:rsid="004cc7cb" officeooo:paragraph-rsid="004cc7cb"/>
    </style:style>
    <style:style style:name="P79" style:family="paragraph" style:parent-style-name="Standard">
      <style:paragraph-properties fo:text-align="justify" style:justify-single-word="false" fo:break-before="page"/>
      <style:text-properties style:font-name="Droid Sans" fo:font-size="12pt" fo:language="fr" fo:country="FR" style:text-underline-style="none" fo:font-weight="bold" officeooo:rsid="00025d39" officeooo:paragraph-rsid="00025d39" style:font-size-asian="12pt" style:font-weight-asian="bold" style:font-size-complex="12pt" style:font-weight-complex="bold"/>
    </style:style>
    <style:style style:name="P80" style:family="paragraph" style:parent-style-name="Text_20_body">
      <style:paragraph-properties fo:break-before="page"/>
      <style:text-properties fo:font-size="14pt" fo:language="fr" fo:country="FR" officeooo:rsid="010773bf" officeooo:paragraph-rsid="010773bf" style:font-size-asian="14pt" style:font-size-complex="14pt"/>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7283in" style:type="right" style:leader-style="dotted" style:leader-text="."/>
        </style:tab-stops>
      </style:paragraph-properties>
    </style:style>
    <style:style style:name="P83" style:family="paragraph" style:parent-style-name="Contents_20_3">
      <style:paragraph-properties>
        <style:tab-stops>
          <style:tab-stop style:position="6.5319in" style:type="right" style:leader-style="dotted" style:leader-text="."/>
        </style:tab-stops>
      </style:paragraph-properties>
    </style:style>
    <style:style style:name="P84" style:family="paragraph" style:parent-style-name="Standard" style:list-style-name="L1">
      <style:paragraph-properties fo:text-align="justify" style:justify-single-word="false"/>
      <style:text-properties style:font-name="Droid Sans" fo:font-size="12pt" fo:language="fr" fo:country="FR" style:text-underline-style="none" fo:font-weight="normal" officeooo:rsid="00559196" officeooo:paragraph-rsid="00559196" style:font-size-asian="12pt" style:font-weight-asian="normal" style:font-size-complex="12pt" style:font-weight-complex="normal"/>
    </style:style>
    <style:style style:name="P85"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6de023" style:font-size-asian="12pt" style:font-weight-asian="normal" style:font-size-complex="12pt" style:font-weight-complex="normal"/>
    </style:style>
    <style:style style:name="P86" style:family="paragraph" style:parent-style-name="Standard" style:list-style-name="L5">
      <style:paragraph-properties fo:text-align="justify" style:justify-single-word="false"/>
      <style:text-properties style:font-name="Droid Sans" fo:font-size="12pt" fo:language="fr" fo:country="FR" style:text-underline-style="none" fo:font-weight="normal" officeooo:rsid="00051703" officeooo:paragraph-rsid="00051703" style:font-size-asian="12pt" style:font-weight-asian="normal" style:font-size-complex="12pt" style:font-weight-complex="normal"/>
    </style:style>
    <style:style style:name="P87"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51703" officeooo:paragraph-rsid="000a973c" style:font-size-asian="12pt" style:font-weight-asian="normal" style:font-size-complex="12pt" style:font-weight-complex="normal"/>
    </style:style>
    <style:style style:name="P88" style:family="paragraph" style:parent-style-name="Standard" style:list-style-name="L6">
      <style:paragraph-properties fo:text-align="justify" style:justify-single-word="false"/>
      <style:text-properties style:font-name="Droid Sans" fo:font-size="12pt" fo:language="fr" fo:country="FR" style:text-underline-style="none" fo:font-weight="normal" officeooo:rsid="000a973c" officeooo:paragraph-rsid="007093f8" style:font-size-asian="12pt" style:font-weight-asian="normal" style:font-size-complex="12pt" style:font-weight-complex="normal"/>
    </style:style>
    <style:style style:name="P89"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0" style:family="paragraph" style:parent-style-name="Standard" style:list-style-name="L11">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1" style:family="paragraph" style:parent-style-name="Standard" style:list-style-name="L12">
      <style:paragraph-properties fo:text-align="justify" style:justify-single-word="false"/>
      <style:text-properties style:font-name="Droid Sans" fo:font-size="12pt" fo:language="fr" fo:country="FR" style:text-underline-style="none" fo:font-weight="normal" officeooo:rsid="0005678f" officeooo:paragraph-rsid="0005678f" style:font-size-asian="12pt" style:font-weight-asian="normal" style:font-size-complex="12pt" style:font-weight-complex="normal"/>
    </style:style>
    <style:style style:name="P92" style:family="paragraph" style:parent-style-name="Standard" style:list-style-name="L10">
      <style:paragraph-properties fo:text-align="justify" style:justify-single-word="false"/>
      <style:text-properties style:font-name="Droid Sans" fo:font-size="12pt" fo:language="fr" fo:country="FR" style:text-underline-style="none" fo:font-weight="normal" officeooo:rsid="00350930" officeooo:paragraph-rsid="00350930" style:font-size-asian="12pt" style:font-weight-asian="normal" style:font-size-complex="12pt" style:font-weight-complex="normal"/>
    </style:style>
    <style:style style:name="P93"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4" style:family="paragraph" style:parent-style-name="Standard" style:list-style-name="L14">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5" style:family="paragraph" style:parent-style-name="Standard" style:list-style-name="L15">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6" style:family="paragraph" style:parent-style-name="Standard" style:list-style-name="L16">
      <style:paragraph-properties fo:text-align="justify" style:justify-single-word="false"/>
      <style:text-properties style:font-name="Droid Sans" fo:font-size="12pt" fo:language="fr" fo:country="FR" style:text-underline-style="none" fo:font-weight="normal" officeooo:rsid="0006f22d" officeooo:paragraph-rsid="0006f22d" style:font-size-asian="12pt" style:font-weight-asian="normal" style:font-size-complex="12pt" style:font-weight-complex="normal"/>
    </style:style>
    <style:style style:name="P97" style:family="paragraph" style:parent-style-name="Standard" style:list-style-name="L18">
      <style:paragraph-properties fo:text-align="justify" style:justify-single-word="false"/>
      <style:text-properties style:font-name="Droid Sans" fo:font-size="12pt" fo:language="fr" fo:country="FR" style:text-underline-style="none" fo:font-weight="normal" officeooo:rsid="0006f22d" officeooo:paragraph-rsid="0007afd5" style:font-size-asian="12pt" style:font-weight-asian="normal" style:font-size-complex="12pt" style:font-weight-complex="normal"/>
    </style:style>
    <style:style style:name="P98" style:family="paragraph" style:parent-style-name="Standard" style:list-style-name="L19">
      <style:paragraph-properties fo:text-align="justify" style:justify-single-word="false"/>
      <style:text-properties style:font-name="Droid Sans" fo:font-size="12pt" fo:language="fr" fo:country="FR" style:text-underline-style="none" fo:font-weight="normal" officeooo:rsid="0007afd5" officeooo:paragraph-rsid="0007afd5" style:font-size-asian="12pt" style:font-weight-asian="normal" style:font-size-complex="12pt" style:font-weight-complex="normal"/>
    </style:style>
    <style:style style:name="P99" style:family="paragraph" style:parent-style-name="Standard" style:list-style-name="L21">
      <style:paragraph-properties fo:text-align="justify" style:justify-single-word="false"/>
      <style:text-properties style:font-name="Droid Sans" fo:font-size="12pt" fo:language="fr" fo:country="FR" style:text-underline-style="none" fo:font-weight="normal" officeooo:rsid="000f7042" officeooo:paragraph-rsid="000f7042" style:font-size-asian="12pt" style:font-weight-asian="normal" style:font-size-complex="12pt" style:font-weight-complex="normal"/>
    </style:style>
    <style:style style:name="P100" style:family="paragraph" style:parent-style-name="Standard" style:list-style-name="L2">
      <style:paragraph-properties fo:text-align="justify" style:justify-single-word="false"/>
      <style:text-properties style:font-name="Droid Sans" fo:font-size="12pt" fo:language="fr" fo:country="FR" style:text-underline-style="none" officeooo:rsid="0059c578" officeooo:paragraph-rsid="0059c578" style:font-size-asian="12pt" style:font-size-complex="12pt"/>
    </style:style>
    <style:style style:name="P101" style:family="paragraph" style:parent-style-name="Standard" style:list-style-name="L4">
      <style:paragraph-properties fo:text-align="justify" style:justify-single-word="false"/>
      <style:text-properties style:font-name="Droid Sans" fo:font-size="12pt" fo:language="fr" fo:country="FR" style:text-underline-style="none" officeooo:rsid="00bb9c7c" officeooo:paragraph-rsid="00bb9c7c" style:font-size-asian="12pt" style:font-size-complex="12pt"/>
    </style:style>
    <style:style style:name="P102" style:family="paragraph" style:parent-style-name="Standard" style:list-style-name="L7">
      <style:paragraph-properties fo:text-align="justify" style:justify-single-word="false"/>
      <style:text-properties style:font-name="Droid Sans" fo:font-size="12pt" fo:language="fr" fo:country="FR" fo:font-weight="bold" officeooo:rsid="00051703" officeooo:paragraph-rsid="000a973c" style:font-size-asian="12pt" style:font-weight-asian="bold" style:font-size-complex="12pt" style:font-weight-complex="bold"/>
    </style:style>
    <style:style style:name="P103" style:family="paragraph" style:parent-style-name="Standard" style:list-style-name="L12">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4" style:family="paragraph" style:parent-style-name="Standard" style:list-style-name="L13">
      <style:paragraph-properties fo:text-align="justify" style:justify-single-word="false"/>
      <style:text-properties style:font-name="Droid Sans" fo:font-size="12pt" fo:language="fr" fo:country="FR" fo:font-weight="normal" officeooo:rsid="0005678f" officeooo:paragraph-rsid="0005678f" style:font-size-asian="12pt" style:font-weight-asian="normal" style:font-size-complex="12pt" style:font-weight-complex="normal"/>
    </style:style>
    <style:style style:name="P105"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6" style:family="paragraph" style:parent-style-name="Standard" style:list-style-name="L14">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7" style:family="paragraph" style:parent-style-name="Standard" style:list-style-name="L17">
      <style:paragraph-properties fo:text-align="justify" style:justify-single-word="false"/>
      <style:text-properties style:font-name="Droid Sans" fo:font-size="12pt" fo:language="fr" fo:country="FR" fo:font-weight="normal" officeooo:rsid="0006f22d" officeooo:paragraph-rsid="0006f22d" style:font-size-asian="12pt" style:font-weight-asian="normal" style:font-size-complex="12pt" style:font-weight-complex="normal"/>
    </style:style>
    <style:style style:name="P108" style:family="paragraph" style:parent-style-name="Standard" style:list-style-name="L18">
      <style:paragraph-properties fo:text-align="justify" style:justify-single-word="false"/>
      <style:text-properties style:font-name="Droid Sans" fo:font-size="12pt" fo:language="fr" fo:country="FR" fo:font-weight="normal" officeooo:rsid="0006f22d" officeooo:paragraph-rsid="0007afd5" style:font-size-asian="12pt" style:font-weight-asian="normal" style:font-size-complex="12pt" style:font-weight-complex="normal"/>
    </style:style>
    <style:style style:name="P109" style:family="paragraph" style:parent-style-name="Standard" style:list-style-name="L14">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0"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07afd5" style:font-size-asian="12pt" style:font-weight-asian="normal" style:font-size-complex="12pt" style:font-weight-complex="normal"/>
    </style:style>
    <style:style style:name="P111" style:family="paragraph" style:parent-style-name="Standard" style:list-style-name="L19">
      <style:paragraph-properties fo:text-align="justify" style:justify-single-word="false"/>
      <style:text-properties style:font-name="Droid Sans" fo:font-size="12pt" fo:language="fr" fo:country="FR" fo:font-weight="normal" officeooo:rsid="0007afd5" officeooo:paragraph-rsid="0016f789" style:font-size-asian="12pt" style:font-weight-asian="normal" style:font-size-complex="12pt" style:font-weight-complex="normal"/>
    </style:style>
    <style:style style:name="P112" style:family="paragraph" style:parent-style-name="Standard" style:list-style-name="L20">
      <style:paragraph-properties fo:text-align="justify" style:justify-single-word="false"/>
      <style:text-properties style:font-name="Droid Sans" fo:font-size="12pt" fo:language="fr" fo:country="FR" fo:font-weight="normal" officeooo:rsid="0008e69d" officeooo:paragraph-rsid="0008e69d" style:font-size-asian="12pt" style:font-weight-asian="normal" style:font-size-complex="12pt" style:font-weight-complex="normal"/>
    </style:style>
    <style:style style:name="P113" style:family="paragraph" style:parent-style-name="Standard" style:list-style-name="L22">
      <style:paragraph-properties fo:text-align="justify" style:justify-single-word="false"/>
      <style:text-properties style:font-name="Droid Sans" fo:font-size="12pt" fo:language="fr" fo:country="FR" fo:font-weight="normal" officeooo:rsid="0008e69d" officeooo:paragraph-rsid="0016f789" style:font-size-asian="12pt" style:font-weight-asian="normal" style:font-size-complex="12pt" style:font-weight-complex="normal"/>
    </style:style>
    <style:style style:name="P114" style:family="paragraph" style:parent-style-name="Standard" style:list-style-name="L23">
      <style:paragraph-properties fo:text-align="justify" style:justify-single-word="false"/>
      <style:text-properties style:font-name="Droid Sans" fo:font-size="12pt" fo:language="fr" fo:country="FR" fo:font-weight="normal" officeooo:rsid="000f7042" officeooo:paragraph-rsid="0016f789" style:font-size-asian="12pt" style:font-weight-asian="normal" style:font-size-complex="12pt" style:font-weight-complex="normal"/>
    </style:style>
    <style:style style:name="P115" style:family="paragraph" style:parent-style-name="Standard" style:list-style-name="L2">
      <style:paragraph-properties fo:text-align="justify" style:justify-single-word="false"/>
      <style:text-properties fo:language="fr" fo:country="FR" officeooo:rsid="0059c578" officeooo:paragraph-rsid="0059c578"/>
    </style:style>
    <style:style style:name="P116" style:family="paragraph" style:parent-style-name="Standard" style:list-style-name="L8">
      <style:paragraph-properties fo:text-align="justify" style:justify-single-word="false"/>
      <style:text-properties style:font-name="Liberation Sans" fo:font-size="12pt" fo:language="fr" fo:country="FR" fo:font-style="normal" style:text-underline-style="none" fo:font-weight="normal" officeooo:rsid="0036ac77" officeooo:paragraph-rsid="009ea3b1" style:font-size-asian="12pt" style:font-style-asian="normal" style:font-weight-asian="normal" style:font-size-complex="12pt" style:font-style-complex="normal" style:font-weight-complex="normal"/>
    </style:style>
    <style:style style:name="P117" style:family="paragraph" style:parent-style-name="Standard" style:list-style-name="L8">
      <style:paragraph-properties fo:text-align="justify" style:justify-single-word="false"/>
      <style:text-properties style:font-name="Liberation Sans" fo:font-size="12pt" fo:language="fr" fo:country="FR" fo:font-style="normal" fo:font-weight="normal" officeooo:rsid="0036ac77" officeooo:paragraph-rsid="009ea3b1"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text-align="justify" style:justify-single-word="false"/>
      <style:text-properties style:font-name="Liberation Sans" fo:font-size="12pt" fo:language="fr" fo:country="FR" fo:font-style="italic" fo:font-weight="normal" officeooo:rsid="0036ac77" officeooo:paragraph-rsid="009ea3b1" style:font-size-asian="12pt" style:font-style-asian="italic" style:font-weight-asian="normal" style:font-size-complex="12pt" style:font-style-complex="italic" style:font-weight-complex="normal"/>
    </style:style>
    <style:style style:name="P119" style:family="paragraph" style:parent-style-name="Standard" style:list-style-name="L8">
      <style:paragraph-properties fo:text-align="justify" style:justify-single-word="false"/>
      <style:text-properties fo:font-size="14pt" fo:language="fr" fo:country="FR" officeooo:rsid="00a40b3f" officeooo:paragraph-rsid="009ea3b1" style:font-size-asian="14pt" style:font-size-complex="14pt"/>
    </style:style>
    <style:style style:name="P120" style:family="paragraph" style:parent-style-name="Text_20_body" style:list-style-name="L3">
      <style:text-properties style:font-name="Liberation Sans" fo:font-size="12pt" fo:language="fr" fo:country="FR" officeooo:rsid="00bac95d" officeooo:paragraph-rsid="00bac95d" style:font-size-asian="12pt" style:font-size-complex="12pt"/>
    </style:style>
    <style:style style:name="P121" style:family="paragraph" style:parent-style-name="Text_20_body" style:list-style-name="L9">
      <style:text-properties style:font-name="Droid Sans" fo:font-size="12pt" fo:language="fr" fo:country="FR" officeooo:rsid="00798502" officeooo:paragraph-rsid="00798502" style:font-size-asian="12pt" style:font-size-complex="12pt"/>
    </style:style>
    <style:style style:name="P122" style:family="paragraph" style:parent-style-name="Text_20_body" style:list-style-name="L9">
      <style:text-properties style:font-name="Droid Sans" fo:font-size="12pt" fo:language="fr" fo:country="FR" officeooo:rsid="007b3ffd" officeooo:paragraph-rsid="007b3ffd" style:font-size-asian="12pt" style:font-size-complex="12pt"/>
    </style:style>
    <style:style style:name="P123" style:family="paragraph" style:parent-style-name="Text_20_body" style:list-style-name="L26">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4" style:family="paragraph" style:parent-style-name="Text_20_body" style:list-style-name="L27">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5" style:family="paragraph" style:parent-style-name="Text_20_body" style:list-style-name="L27">
      <style:text-properties style:font-name="Droid Sans" fo:font-size="12pt" fo:language="fr" fo:country="FR" fo:font-weight="bold" officeooo:rsid="010773bf" officeooo:paragraph-rsid="011f629e" style:font-size-asian="12pt" style:font-weight-asian="bold" style:font-size-complex="12pt" style:font-weight-complex="bold"/>
    </style:style>
    <style:style style:name="P126" style:family="paragraph" style:parent-style-name="Text_20_body" style:list-style-name="L28">
      <style:text-properties style:font-name="Droid Sans" fo:font-size="12pt" fo:language="fr" fo:country="FR" fo:font-weight="bold" officeooo:rsid="010773bf" officeooo:paragraph-rsid="010e111a" style:font-size-asian="12pt" style:font-weight-asian="bold" style:font-size-complex="12pt" style:font-weight-complex="bold"/>
    </style:style>
    <style:style style:name="P127" style:family="paragraph" style:parent-style-name="Text_20_body" style:list-style-name="L9">
      <style:text-properties fo:font-size="12pt" officeooo:paragraph-rsid="007b3ffd" style:font-size-asian="12pt" style:font-size-complex="12pt"/>
    </style:style>
    <style:style style:name="P128" style:family="paragraph" style:parent-style-name="Text_20_body" style:list-style-name="L29">
      <style:text-properties fo:font-size="12pt" fo:language="fr" fo:country="FR" officeooo:paragraph-rsid="0116e962" style:font-size-asian="12pt" style:font-size-complex="12pt"/>
    </style:style>
    <style:style style:name="P129" style:family="paragraph" style:parent-style-name="Text_20_body" style:list-style-name="L24">
      <style:text-properties officeooo:paragraph-rsid="0109584e"/>
    </style:style>
    <style:style style:name="P130" style:family="paragraph" style:parent-style-name="Text_20_body" style:list-style-name="L24">
      <style:text-properties fo:font-size="14pt" fo:language="fr" fo:country="FR" officeooo:rsid="010773bf" officeooo:paragraph-rsid="0109584e" style:font-size-asian="14pt" style:font-size-complex="14pt"/>
    </style:style>
    <style:style style:name="P131" style:family="paragraph" style:parent-style-name="Text_20_body" style:list-style-name="L25">
      <style:text-properties fo:font-size="14pt" fo:language="fr" fo:country="FR" officeooo:rsid="010773bf" officeooo:paragraph-rsid="010ab246" style:font-size-asian="14pt" style:font-size-complex="14pt"/>
    </style:style>
    <style:style style:name="P132" style:family="paragraph" style:parent-style-name="Text_20_body" style:list-style-name="L26">
      <style:text-properties fo:font-size="14pt" fo:language="fr" fo:country="FR" officeooo:rsid="010773bf" officeooo:paragraph-rsid="010e111a" style:font-size-asian="14pt" style:font-size-complex="14pt"/>
    </style:style>
    <style:style style:name="P133" style:family="paragraph" style:parent-style-name="Text_20_body" style:list-style-name="L27">
      <style:text-properties fo:font-size="14pt" fo:language="fr" fo:country="FR" officeooo:rsid="010773bf" officeooo:paragraph-rsid="010e111a" style:font-size-asian="14pt" style:font-size-complex="14pt"/>
    </style:style>
    <style:style style:name="P134" style:family="paragraph" style:parent-style-name="Text_20_body" style:list-style-name="L27">
      <style:text-properties fo:font-size="14pt" fo:language="fr" fo:country="FR" officeooo:rsid="010773bf" officeooo:paragraph-rsid="011f629e" style:font-size-asian="14pt" style:font-size-complex="14pt"/>
    </style:style>
    <style:style style:name="P135" style:family="paragraph" style:parent-style-name="Text_20_body" style:list-style-name="L28">
      <style:text-properties fo:font-size="14pt" fo:language="fr" fo:country="FR" officeooo:rsid="010773bf" officeooo:paragraph-rsid="010e111a" style:font-size-asian="14pt" style:font-size-complex="14pt"/>
    </style:style>
    <style:style style:name="P136" style:family="paragraph" style:parent-style-name="Text_20_body" style:list-style-name="L26">
      <style:text-properties officeooo:paragraph-rsid="010e111a"/>
    </style:style>
    <style:style style:name="P137" style:family="paragraph" style:parent-style-name="Text_20_body" style:list-style-name="L27">
      <style:text-properties fo:font-size="10pt" fo:language="fr" fo:country="FR" officeooo:rsid="010773bf" officeooo:paragraph-rsid="010e111a" style:font-size-asian="8.75pt" style:font-size-complex="10pt"/>
    </style:style>
    <style:style style:name="P138" style:family="paragraph" style:parent-style-name="Text_20_body" style:list-style-name="L28">
      <style:text-properties officeooo:paragraph-rsid="010e111a"/>
    </style:style>
    <style:style style:name="P139" style:family="paragraph" style:parent-style-name="Text_20_body" style:list-style-name="L29">
      <style:text-properties officeooo:paragraph-rsid="0116e962"/>
    </style:style>
    <style:style style:name="P140" style:family="paragraph" style:parent-style-name="Text_20_body" style:list-style-name="L30">
      <style:text-properties officeooo:rsid="01257bdf" officeooo:paragraph-rsid="01257bdf"/>
    </style:style>
    <style:style style:name="P141" style:family="paragraph" style:parent-style-name="Text_20_body" style:list-style-name="L31">
      <style:text-properties officeooo:rsid="01268a7d" officeooo:paragraph-rsid="01268a7d"/>
    </style:style>
    <style:style style:name="P142" style:family="paragraph" style:parent-style-name="Text_20_body" style:list-style-name="L31">
      <style:text-properties officeooo:rsid="01268a7d" officeooo:paragraph-rsid="012788e9"/>
    </style:style>
    <style:style style:name="P143" style:family="paragraph" style:parent-style-name="Text_20_body" style:list-style-name="L31">
      <style:text-properties officeooo:rsid="012788e9" officeooo:paragraph-rsid="012788e9"/>
    </style:style>
    <style:style style:name="P144" style:family="paragraph" style:parent-style-name="Text_20_body" style:list-style-name="L32">
      <style:text-properties officeooo:rsid="012788e9" officeooo:paragraph-rsid="012788e9"/>
    </style:style>
    <style:style style:name="P145" style:family="paragraph" style:parent-style-name="Text_20_body" style:list-style-name="L32">
      <style:text-properties officeooo:paragraph-rsid="01296856"/>
    </style:style>
    <style:style style:name="P146" style:family="paragraph" style:parent-style-name="Text_20_body" style:list-style-name="L32">
      <style:text-properties officeooo:rsid="01296856" officeooo:paragraph-rsid="01296856"/>
    </style:style>
    <style:style style:name="P147" style:family="paragraph" style:parent-style-name="Text_20_body" style:list-style-name="L32">
      <style:text-properties officeooo:rsid="01296856" officeooo:paragraph-rsid="0132406c"/>
    </style:style>
    <style:style style:name="P148" style:family="paragraph" style:parent-style-name="Title" style:master-page-name="First_20_Page">
      <style:paragraph-properties style:page-number="auto"/>
      <style:text-properties fo:language="fr" fo:country="FR" officeooo:rsid="004cc7cb" officeooo:paragraph-rsid="004cc7cb"/>
    </style:style>
    <style:style style:name="P149" style:family="paragraph" style:parent-style-name="Heading_20_2">
      <style:text-properties fo:font-size="14pt" fo:language="fr" fo:country="FR" style:font-size-asian="14pt" style:font-size-complex="14pt"/>
    </style:style>
    <style:style style:name="P150" style:family="paragraph" style:parent-style-name="Heading_20_2" style:list-style-name="">
      <style:text-properties fo:font-size="14pt" fo:language="fr" fo:country="FR" officeooo:rsid="010773bf" officeooo:paragraph-rsid="010773bf" style:font-size-asian="14pt" style:font-size-complex="14pt"/>
    </style:style>
    <style:style style:name="P151" style:family="paragraph" style:parent-style-name="Heading_20_2">
      <style:text-properties fo:font-size="14pt" style:font-size-asian="14pt" style:font-size-complex="14pt"/>
    </style:style>
    <style:style style:name="P152" style:family="paragraph" style:parent-style-name="Heading_20_2">
      <style:text-properties fo:font-size="14pt" officeooo:paragraph-rsid="011f629e" style:font-size-asian="14pt" style:font-size-complex="14pt"/>
    </style:style>
    <style:style style:name="P153" style:family="paragraph" style:parent-style-name="Heading_20_2">
      <style:text-properties fo:language="fr" fo:country="FR"/>
    </style:style>
    <style:style style:name="P154" style:family="paragraph" style:parent-style-name="Heading_20_2">
      <style:paragraph-properties fo:break-before="page"/>
    </style:style>
    <style:style style:name="P155" style:family="paragraph" style:parent-style-name="Heading_20_2">
      <style:paragraph-properties fo:break-before="page"/>
      <style:text-properties officeooo:paragraph-rsid="010773bf"/>
    </style:style>
    <style:style style:name="P156" style:family="paragraph" style:parent-style-name="Heading_20_2">
      <style:paragraph-properties fo:break-before="page"/>
      <style:text-properties fo:font-size="14pt" style:font-size-asian="14pt" style:font-size-complex="14pt"/>
    </style:style>
    <style:style style:name="P157" style:family="paragraph" style:parent-style-name="Heading_20_1">
      <style:text-properties fo:font-size="18pt" fo:language="fr" fo:country="FR" style:font-size-asian="18pt" style:font-size-complex="18pt"/>
    </style:style>
    <style:style style:name="P158" style:family="paragraph" style:parent-style-name="Heading_20_1">
      <style:paragraph-properties fo:break-before="page"/>
    </style:style>
    <style:style style:name="P159" style:family="paragraph" style:parent-style-name="Heading_20_1">
      <style:paragraph-properties fo:break-before="page"/>
      <style:text-properties officeooo:rsid="01257bdf" officeooo:paragraph-rsid="01257bdf"/>
    </style:style>
    <style:style style:name="P160" style:family="paragraph" style:parent-style-name="Heading_20_1">
      <style:paragraph-properties fo:break-before="page"/>
      <style:text-properties officeooo:rsid="01268a7d" officeooo:paragraph-rsid="01268a7d"/>
    </style:style>
    <style:style style:name="P161" style:family="paragraph" style:parent-style-name="Heading_20_3">
      <style:text-properties fo:language="fr" fo:country="FR"/>
    </style:style>
    <style:style style:name="P162" style:family="paragraph" style:parent-style-name="Heading_20_3">
      <style:text-properties fo:language="fr" fo:country="FR" fo:font-weight="bold" style:font-weight-asian="bold" style:font-weight-complex="bold"/>
    </style:style>
    <style:style style:name="P163" style:family="paragraph" style:parent-style-name="Heading_20_3">
      <style:text-properties fo:font-size="12pt" fo:language="fr" fo:country="FR" fo:font-weight="bold" style:font-size-asian="12pt" style:font-weight-asian="bold" style:font-size-complex="12pt" style:font-weight-complex="bold"/>
    </style:style>
    <style:style style:name="P164" style:family="paragraph" style:parent-style-name="Heading_20_3">
      <style:text-properties fo:font-size="12pt" fo:language="fr" fo:country="FR" style:font-size-asian="12pt" style:font-size-complex="12pt"/>
    </style:style>
    <style:style style:name="P165" style:family="paragraph" style:parent-style-name="Heading_20_3">
      <style:text-properties fo:language="zxx" fo:country="none" style:language-asian="zxx" style:country-asian="none" style:language-complex="zxx" style:country-complex="none"/>
    </style:style>
    <style:style style:name="P166" style:family="paragraph" style:parent-style-name="Heading_20_3">
      <style:text-properties style:font-name="Droid Sans" fo:font-size="12pt" style:font-size-asian="12pt" style:font-size-complex="12pt"/>
    </style:style>
    <style:style style:name="P167" style:family="paragraph" style:parent-style-name="Heading_20_3">
      <style:text-properties officeooo:rsid="01257bdf" officeooo:paragraph-rsid="01257bdf"/>
    </style:style>
    <style:style style:name="P168" style:family="paragraph" style:parent-style-name="Heading_20_3">
      <style:text-properties officeooo:rsid="012788e9" officeooo:paragraph-rsid="012788e9"/>
    </style:style>
    <style:style style:name="T1" style:family="text">
      <style:text-properties officeooo:rsid="004a36bf"/>
    </style:style>
    <style:style style:name="T2" style:family="text">
      <style:text-properties style:text-underline-style="none"/>
    </style:style>
    <style:style style:name="T3" style:family="text">
      <style:text-properties style:text-underline-style="none" officeooo:rsid="00035463"/>
    </style:style>
    <style:style style:name="T4" style:family="text">
      <style:text-properties style:text-underline-style="none" fo:font-weight="bold" style:font-weight-asian="bold" style:font-weight-complex="bold"/>
    </style:style>
    <style:style style:name="T5" style:family="text">
      <style:text-properties style:text-underline-style="none" fo:font-weight="bold" officeooo:rsid="0005678f" style:font-weight-asian="bold" style:font-weight-complex="bold"/>
    </style:style>
    <style:style style:name="T6" style:family="text">
      <style:text-properties style:text-underline-style="none" fo:font-weight="bold" officeooo:rsid="0006f22d" style:font-weight-asian="bold" style:font-weight-complex="bold"/>
    </style:style>
    <style:style style:name="T7" style:family="text">
      <style:text-properties style:text-underline-style="none" fo:font-weight="bold" officeooo:rsid="0007afd5" style:font-weight-asian="bold" style:font-weight-complex="bold"/>
    </style:style>
    <style:style style:name="T8" style:family="text">
      <style:text-properties style:text-underline-style="none" fo:font-weight="bold" officeooo:rsid="0008e69d" style:font-weight-asian="bold" style:font-weight-complex="bold"/>
    </style:style>
    <style:style style:name="T9" style:family="text">
      <style:text-properties style:text-underline-style="none" fo:font-weight="bold" officeooo:rsid="00137561" style:font-weight-asian="bold" style:font-weight-complex="bold"/>
    </style:style>
    <style:style style:name="T10" style:family="text">
      <style:text-properties style:text-underline-style="none" fo:font-weight="bold" officeooo:rsid="0016f789" style:font-weight-asian="bold" style:font-weight-complex="bold"/>
    </style:style>
    <style:style style:name="T11" style:family="text">
      <style:text-properties style:text-underline-style="none" fo:font-weight="bold" officeooo:rsid="0095e880" style:font-weight-asian="bold" style:font-weight-complex="bold"/>
    </style:style>
    <style:style style:name="T12" style:family="text">
      <style:text-properties style:text-underline-style="none" fo:font-weight="bold" officeooo:rsid="00a40b3f"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normal" officeooo:rsid="000a973c" style:font-weight-asian="normal" style:font-weight-complex="normal"/>
    </style:style>
    <style:style style:name="T15" style:family="text">
      <style:text-properties style:text-underline-style="none" officeooo:rsid="0006f22d"/>
    </style:style>
    <style:style style:name="T16" style:family="text">
      <style:text-properties style:text-underline-style="none" officeooo:rsid="0007afd5"/>
    </style:style>
    <style:style style:name="T17" style:family="text">
      <style:text-properties style:text-underline-style="none" officeooo:rsid="0008e69d"/>
    </style:style>
    <style:style style:name="T18" style:family="text">
      <style:text-properties style:text-underline-style="none" officeooo:rsid="000a973c"/>
    </style:style>
    <style:style style:name="T19" style:family="text">
      <style:text-properties style:text-underline-style="none" officeooo:rsid="000f7042"/>
    </style:style>
    <style:style style:name="T20" style:family="text">
      <style:text-properties style:text-underline-style="none" officeooo:rsid="0016f789"/>
    </style:style>
    <style:style style:name="T21" style:family="text">
      <style:text-properties style:text-underline-style="none" officeooo:rsid="001865e4"/>
    </style:style>
    <style:style style:name="T22" style:family="text">
      <style:text-properties style:text-underline-style="none" officeooo:rsid="0018eaea"/>
    </style:style>
    <style:style style:name="T23" style:family="text">
      <style:text-properties style:text-underline-style="none" officeooo:rsid="0021ade6"/>
    </style:style>
    <style:style style:name="T24" style:family="text">
      <style:text-properties style:text-underline-style="none" officeooo:rsid="002413c7"/>
    </style:style>
    <style:style style:name="T25" style:family="text">
      <style:text-properties style:text-underline-style="none" officeooo:rsid="005521f9"/>
    </style:style>
    <style:style style:name="T26" style:family="text">
      <style:text-properties style:text-underline-style="none" officeooo:rsid="00559196"/>
    </style:style>
    <style:style style:name="T27" style:family="text">
      <style:text-properties style:text-underline-style="none" officeooo:rsid="00635714"/>
    </style:style>
    <style:style style:name="T28" style:family="text">
      <style:text-properties style:text-underline-style="none" officeooo:rsid="007d1615"/>
    </style:style>
    <style:style style:name="T29" style:family="text">
      <style:text-properties style:text-underline-style="none" officeooo:rsid="007ecffd"/>
    </style:style>
    <style:style style:name="T30" style:family="text">
      <style:text-properties style:text-underline-style="none" officeooo:rsid="005c53e7"/>
    </style:style>
    <style:style style:name="T31" style:family="text">
      <style:text-properties style:text-underline-style="none" officeooo:rsid="0081f2e8"/>
    </style:style>
    <style:style style:name="T32" style:family="text">
      <style:text-properties style:text-underline-style="none" officeooo:rsid="009a06b2"/>
    </style:style>
    <style:style style:name="T33" style:family="text">
      <style:text-properties style:text-underline-style="none" officeooo:rsid="00a40b3f"/>
    </style:style>
    <style:style style:name="T34" style:family="text">
      <style:text-properties style:font-name="Droid Sans" fo:font-size="12pt" style:text-underline-style="none" style:font-size-asian="12pt" style:font-size-complex="12pt"/>
    </style:style>
    <style:style style:name="T35" style:family="text">
      <style:text-properties style:font-name="Droid Sans" fo:font-size="12pt" style:text-underline-style="none" officeooo:rsid="005c53e7" style:font-size-asian="12pt" style:font-size-complex="12pt"/>
    </style:style>
    <style:style style:name="T36" style:family="text">
      <style:text-properties style:font-name="Droid Sans" fo:font-size="12pt" style:text-underline-style="none" officeooo:rsid="0008e69d" style:font-size-asian="12pt" style:font-size-complex="12pt"/>
    </style:style>
    <style:style style:name="T37" style:family="text">
      <style:text-properties style:font-name="Droid Sans" fo:font-size="12pt" style:text-underline-style="none" fo:font-weight="normal" style:font-size-asian="12pt" style:font-weight-asian="normal" style:font-size-complex="12pt" style:font-weight-complex="normal"/>
    </style:style>
    <style:style style:name="T38" style:family="text">
      <style:text-properties style:font-name="Droid Sans" fo:font-size="12pt" style:text-underline-style="none" fo:font-weight="normal" officeooo:rsid="00559196" style:font-size-asian="12pt" style:font-weight-asian="normal" style:font-size-complex="12pt" style:font-weight-complex="normal"/>
    </style:style>
    <style:style style:name="T39" style:family="text">
      <style:text-properties style:font-name="Droid Sans" fo:font-size="12pt" style:text-underline-style="none" fo:font-weight="normal" officeooo:rsid="005a8ddd" style:font-size-asian="12pt" style:font-weight-asian="normal" style:font-size-complex="12pt" style:font-weight-complex="normal"/>
    </style:style>
    <style:style style:name="T40" style:family="text">
      <style:text-properties style:font-name="Droid Sans" fo:font-size="12pt" style:text-underline-style="none" fo:font-weight="normal" officeooo:rsid="005c53e7" style:font-size-asian="12pt" style:font-weight-asian="normal" style:font-size-complex="12pt" style:font-weight-complex="normal"/>
    </style:style>
    <style:style style:name="T41" style:family="text">
      <style:text-properties style:font-name="Droid Sans" fo:font-size="12pt" officeooo:rsid="00646001" style:font-size-asian="12pt" style:font-size-complex="12pt"/>
    </style:style>
    <style:style style:name="T42" style:family="text">
      <style:text-properties style:font-name="Droid Sans" fo:font-size="12pt" officeooo:rsid="00660e32" style:font-size-asian="12pt" style:font-size-complex="12pt"/>
    </style:style>
    <style:style style:name="T43" style:family="text">
      <style:text-properties style:font-name="Droid Sans" fo:font-size="12pt" officeooo:rsid="0066bf9e" style:font-size-asian="12pt" style:font-size-complex="12pt"/>
    </style:style>
    <style:style style:name="T44" style:family="text">
      <style:text-properties style:font-name="Droid Sans" fo:font-size="12pt" officeooo:rsid="0072efc9" style:font-size-asian="12pt" style:font-size-complex="12pt"/>
    </style:style>
    <style:style style:name="T45" style:family="text">
      <style:text-properties style:font-name="Droid Sans" fo:font-size="12pt" officeooo:rsid="00bc5d30" style:font-size-asian="12pt" style:font-size-complex="12pt"/>
    </style:style>
    <style:style style:name="T46" style:family="text">
      <style:text-properties style:font-name="Droid Sans" fo:font-size="12pt" fo:language="fr" fo:country="FR" style:font-size-asian="12pt" style:font-size-complex="12pt"/>
    </style:style>
    <style:style style:name="T47" style:family="text">
      <style:text-properties style:font-name="Droid Sans" fo:font-size="12pt" fo:language="fr" fo:country="FR" officeooo:rsid="0109584e" style:font-size-asian="12pt" style:font-size-complex="12pt"/>
    </style:style>
    <style:style style:name="T48" style:family="text">
      <style:text-properties style:font-name="Droid Sans" fo:font-size="12pt" fo:language="fr" fo:country="FR" officeooo:rsid="010773bf" style:font-size-asian="12pt" style:font-size-complex="12pt"/>
    </style:style>
    <style:style style:name="T49" style:family="text">
      <style:text-properties style:font-name="Droid Sans" fo:font-size="12pt" fo:language="fr" fo:country="FR" officeooo:rsid="010e111a" style:font-size-asian="12pt" style:font-size-complex="12pt"/>
    </style:style>
    <style:style style:name="T50" style:family="text">
      <style:text-properties style:font-name="Droid Sans" fo:font-size="12pt" fo:language="fr" fo:country="FR" officeooo:rsid="010ab246" style:font-size-asian="12pt" style:font-size-complex="12pt"/>
    </style:style>
    <style:style style:name="T51" style:family="text">
      <style:text-properties style:font-name="Droid Sans" fo:font-size="12pt" fo:language="fr" fo:country="FR" fo:font-weight="bold" officeooo:rsid="010773bf" style:font-size-asian="12pt" style:font-weight-asian="bold" style:font-size-complex="12pt" style:font-weight-complex="bold"/>
    </style:style>
    <style:style style:name="T52" style:family="text">
      <style:text-properties style:font-name="Droid Sans" fo:font-size="12pt" fo:language="fr" fo:country="FR" fo:font-weight="bold" officeooo:rsid="010e111a" style:font-size-asian="12pt" style:font-weight-asian="bold" style:font-size-complex="12pt" style:font-weight-complex="bold"/>
    </style:style>
    <style:style style:name="T53" style:family="text">
      <style:text-properties style:font-name="Droid Sans" fo:language="fr" fo:country="FR" officeooo:rsid="007b3ffd"/>
    </style:style>
    <style:style style:name="T54" style:family="text">
      <style:text-properties style:font-name="Droid Sans" fo:language="fr" fo:country="FR" officeooo:rsid="007d1615"/>
    </style:style>
    <style:style style:name="T55" style:family="text">
      <style:text-properties fo:font-style="normal" style:text-underline-style="none" style:font-style-asian="normal" style:font-style-complex="normal"/>
    </style:style>
    <style:style style:name="T56" style:family="text">
      <style:text-properties fo:font-style="normal" style:text-underline-style="none" officeooo:rsid="008814aa" style:font-style-asian="normal" style:font-style-complex="normal"/>
    </style:style>
    <style:style style:name="T57" style:family="text">
      <style:text-properties fo:font-style="italic" style:text-underline-style="none" style:font-style-asian="italic" style:font-style-complex="italic"/>
    </style:style>
    <style:style style:name="T58" style:family="text">
      <style:text-properties fo:font-style="italic" style:text-underline-style="none" officeooo:rsid="000a973c" style:font-style-asian="italic" style:font-style-complex="italic"/>
    </style:style>
    <style:style style:name="T59" style:family="text">
      <style:text-properties officeooo:rsid="0051208e"/>
    </style:style>
    <style:style style:name="T60" style:family="text">
      <style:text-properties officeooo:rsid="00559196"/>
    </style:style>
    <style:style style:name="T61" style:family="text">
      <style:text-properties fo:font-size="12pt" fo:font-style="normal" style:font-size-asian="12pt" style:font-style-asian="normal" style:font-size-complex="12pt" style:font-style-complex="normal"/>
    </style:style>
    <style:style style:name="T62" style:family="text">
      <style:text-properties fo:font-size="12pt" fo:font-style="normal" officeooo:rsid="0057e7cf" style:font-size-asian="12pt" style:font-style-asian="normal" style:font-size-complex="12pt" style:font-style-complex="normal"/>
    </style:style>
    <style:style style:name="T63" style:family="text">
      <style:text-properties fo:font-size="12pt" style:font-size-asian="12pt" style:font-size-complex="12pt"/>
    </style:style>
    <style:style style:name="T64" style:family="text">
      <style:text-properties fo:font-size="12pt" officeooo:rsid="0072efc9" style:font-size-asian="12pt" style:font-size-complex="12pt"/>
    </style:style>
    <style:style style:name="T65" style:family="text">
      <style:text-properties fo:font-size="12pt" officeooo:rsid="00b171d4" style:font-size-asian="12pt" style:font-size-complex="12pt"/>
    </style:style>
    <style:style style:name="T66" style:family="text">
      <style:text-properties fo:font-size="12pt" officeooo:rsid="00bb9c7c" style:font-size-asian="12pt" style:font-size-complex="12pt"/>
    </style:style>
    <style:style style:name="T67" style:family="text">
      <style:text-properties fo:font-size="12pt" officeooo:rsid="0066bf9e" style:font-size-asian="12pt" style:font-size-complex="12pt"/>
    </style:style>
    <style:style style:name="T68" style:family="text">
      <style:text-properties fo:font-size="12pt" officeooo:rsid="00efdb96" style:font-size-asian="12pt" style:font-size-complex="12pt"/>
    </style:style>
    <style:style style:name="T69" style:family="text">
      <style:text-properties fo:font-size="12pt" fo:language="fr" fo:country="FR" style:font-size-asian="12pt" style:font-size-complex="12pt"/>
    </style:style>
    <style:style style:name="T70" style:family="text">
      <style:text-properties fo:font-size="12pt" fo:language="fr" fo:country="FR" officeooo:rsid="00bac95d" style:font-size-asian="12pt" style:font-size-complex="12pt"/>
    </style:style>
    <style:style style:name="T71" style:family="text">
      <style:text-properties fo:font-size="12pt" fo:language="fr" fo:country="FR" officeooo:rsid="0116e962" style:font-size-asian="12pt" style:font-size-complex="12pt"/>
    </style:style>
    <style:style style:name="T72" style:family="text">
      <style:text-properties officeooo:rsid="005d64f6"/>
    </style:style>
    <style:style style:name="T73" style:family="text">
      <style:text-properties officeooo:rsid="00646001"/>
    </style:style>
    <style:style style:name="T74" style:family="text">
      <style:text-properties fo:font-size="14pt" style:font-size-asian="14pt" style:font-size-complex="14pt"/>
    </style:style>
    <style:style style:name="T75" style:family="text">
      <style:text-properties fo:font-size="14pt" officeooo:rsid="00670661" style:font-size-asian="14pt" style:font-size-complex="14pt"/>
    </style:style>
    <style:style style:name="T76" style:family="text">
      <style:text-properties fo:font-size="14pt" officeooo:rsid="011c6535" style:font-size-asian="14pt" style:font-size-complex="14pt"/>
    </style:style>
    <style:style style:name="T77" style:family="text">
      <style:text-properties fo:font-size="14pt" fo:language="fr" fo:country="FR" style:font-size-asian="14pt" style:font-size-complex="14pt"/>
    </style:style>
    <style:style style:name="T78" style:family="text">
      <style:text-properties fo:font-size="14pt" fo:language="fr" fo:country="FR" officeooo:rsid="00a40b3f" style:font-size-asian="14pt" style:font-size-complex="14pt"/>
    </style:style>
    <style:style style:name="T79" style:family="text">
      <style:text-properties fo:font-size="14pt" fo:language="fr" fo:country="FR" officeooo:rsid="010773bf" style:font-size-asian="14pt" style:font-size-complex="14pt"/>
    </style:style>
    <style:style style:name="T80" style:family="text">
      <style:text-properties fo:font-size="14pt" fo:language="fr" fo:country="FR" officeooo:rsid="0109584e" style:font-size-asian="14pt" style:font-size-complex="14pt"/>
    </style:style>
    <style:style style:name="T81" style:family="text">
      <style:text-properties fo:font-size="14pt" fo:language="fr" fo:country="FR" officeooo:rsid="010e111a" style:font-size-asian="14pt" style:font-size-complex="14pt"/>
    </style:style>
    <style:style style:name="T82" style:family="text">
      <style:text-properties officeooo:rsid="0066bf9e"/>
    </style:style>
    <style:style style:name="T83" style:family="text">
      <style:text-properties fo:language="fr" fo:country="FR"/>
    </style:style>
    <style:style style:name="T84" style:family="text">
      <style:text-properties fo:language="fr" fo:country="FR" officeooo:rsid="010773bf"/>
    </style:style>
    <style:style style:name="T85" style:family="text">
      <style:text-properties fo:language="fr" fo:country="FR" officeooo:rsid="010ab246"/>
    </style:style>
    <style:style style:name="T86" style:family="text">
      <style:text-properties officeooo:rsid="006be97a"/>
    </style:style>
    <style:style style:name="T87" style:family="text">
      <style:text-properties officeooo:rsid="008b3697"/>
    </style:style>
    <style:style style:name="T88" style:family="text">
      <style:text-properties officeooo:rsid="009ea3b1"/>
    </style:style>
    <style:style style:name="T89" style:family="text">
      <style:text-properties style:font-name="Liberation Sans" fo:font-size="12pt" fo:language="fr" fo:country="FR" style:font-size-asian="12pt" style:font-size-complex="12pt"/>
    </style:style>
    <style:style style:name="T90" style:family="text">
      <style:text-properties style:font-name="Liberation Sans" fo:font-size="12pt" fo:language="fr" fo:country="FR" officeooo:rsid="00b456d7" style:font-size-asian="12pt" style:font-size-complex="12pt"/>
    </style:style>
    <style:style style:name="T91" style:family="text">
      <style:text-properties style:font-name="Liberation Sans" fo:font-size="12pt" fo:language="fr" fo:country="FR" officeooo:rsid="00bac95d" style:font-size-asian="12pt" style:font-size-complex="12pt"/>
    </style:style>
    <style:style style:name="T92" style:family="text">
      <style:text-properties style:text-line-through-style="none" style:text-line-through-type="none" style:text-underline-style="solid" style:text-underline-width="auto" style:text-underline-color="font-color"/>
    </style:style>
    <style:style style:name="T93" style:family="text">
      <style:text-properties style:text-underline-style="solid" style:text-underline-width="auto" style:text-underline-color="font-color"/>
    </style:style>
    <style:style style:name="T94" style:family="text">
      <style:text-properties fo:font-size="18pt" fo:language="fr" fo:country="FR" style:font-size-asian="18pt" style:font-size-complex="18pt"/>
    </style:style>
    <style:style style:name="T95" style:family="text">
      <style:text-properties fo:font-size="18pt" fo:language="fr" fo:country="FR" officeooo:rsid="005521f9" style:font-size-asian="18pt" style:font-size-complex="18pt"/>
    </style:style>
    <style:style style:name="T96" style:family="text">
      <style:text-properties fo:font-size="18pt" fo:language="fr" fo:country="FR" officeooo:rsid="010773bf" style:font-size-asian="18pt" style:font-size-complex="18pt"/>
    </style:style>
    <style:style style:name="T97" style:family="text">
      <style:text-properties fo:font-size="18pt" fo:language="fr" fo:country="FR" officeooo:rsid="010f4422" style:font-size-asian="18pt" style:font-size-complex="18pt"/>
    </style:style>
    <style:style style:name="T98" style:family="text">
      <style:text-properties fo:font-size="18pt" fo:language="fr" fo:country="FR" officeooo:rsid="011c6535" style:font-size-asian="18pt" style:font-size-complex="18pt"/>
    </style:style>
    <style:style style:name="T99" style:family="text">
      <style:text-properties officeooo:rsid="010437d5"/>
    </style:style>
    <style:style style:name="T100" style:family="text">
      <style:text-properties officeooo:rsid="011c6535"/>
    </style:style>
    <style:style style:name="T101" style:family="text">
      <style:text-properties fo:font-weight="bold" officeooo:rsid="011decf8" style:font-weight-asian="bold" style:font-weight-complex="bold"/>
    </style:style>
    <style:style style:name="T102" style:family="text">
      <style:text-properties officeooo:rsid="01268a7d"/>
    </style:style>
    <style:style style:name="T103" style:family="text">
      <style:text-properties officeooo:rsid="012a7172"/>
    </style:style>
    <style:style style:name="T104" style:family="text">
      <style:text-properties officeooo:rsid="012cfa67"/>
    </style:style>
    <style:style style:name="T105" style:family="text">
      <style:text-properties fo:font-variant="normal" fo:text-transform="none" fo:color="#000000" style:font-name="Tahoma" fo:font-size="9.75pt" fo:letter-spacing="normal" fo:font-style="normal" fo:font-weight="normal"/>
    </style:style>
    <style:style style:name="T106" style:family="text">
      <style:text-properties fo:font-variant="normal" fo:text-transform="none" fo:color="#000000" style:font-name="Tahoma" fo:font-size="9.75pt" fo:letter-spacing="normal" fo:font-style="normal" fo:font-weight="normal" officeooo:rsid="01314bd1"/>
    </style:style>
    <style:style style:name="T107" style:family="text">
      <style:text-properties officeooo:rsid="01296856"/>
    </style:style>
    <style:style style:name="T108" style:family="text">
      <style:text-properties officeooo:rsid="01314bd1"/>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8"/>
      <text:p text:style-name="P78"/>
      <text:p text:style-name="P78"/>
      <text:p text:style-name="P78"/>
      <text:p text:style-name="P78">GEN – Mini Projet</text:p>
      <text:p text:style-name="P77">Drunk&amp;Smart – Rapport <text:span text:style-name="T99">Intermédiaire</text:span></text:p>
      <text:p text:style-name="P57"/>
      <text:p text:style-name="P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151_1495716384" text:style-name="Index_20_Link" text:visited-style-name="Index_20_Link">I. Fonctionnement général<text:tab/>3</text:a></text:p>
          <text:p text:style-name="P82"><text:a xlink:type="simple" xlink:href="#__RefHeading___Toc2091_1495716384" text:style-name="Index_20_Link" text:visited-style-name="Index_20_Link">1) Synopsis du jeu<text:tab/>3</text:a></text:p>
          <text:p text:style-name="P82"><text:a xlink:type="simple" xlink:href="#__RefHeading___Toc2441_1495716384" text:style-name="Index_20_Link" text:visited-style-name="Index_20_Link">2) Modes de jeu<text:tab/>3</text:a></text:p>
          <text:p text:style-name="P83"><text:a xlink:type="simple" xlink:href="#__RefHeading___Toc2443_1495716384" text:style-name="Index_20_Link" text:visited-style-name="Index_20_Link">a</text:a><text:a xlink:type="simple" xlink:href="#__RefHeading___Toc2443_1495716384" text:style-name="Index_20_Link" text:visited-style-name="Index_20_Link">) Aventure</text:a><text:a xlink:type="simple" xlink:href="#__RefHeading___Toc2443_1495716384" text:style-name="Index_20_Link" text:visited-style-name="Index_20_Link"><text:tab/>3</text:a></text:p>
          <text:p text:style-name="P83"><text:a xlink:type="simple" xlink:href="#__RefHeading___Toc2084_2138350610" text:style-name="Index_20_Link" text:visited-style-name="Index_20_Link">b) Challenge<text:tab/>4</text:a></text:p>
          <text:p text:style-name="P83"><text:a xlink:type="simple" xlink:href="#__RefHeading___Toc2086_2138350610" text:style-name="Index_20_Link" text:visited-style-name="Index_20_Link">c) (Très optionnel) Le mode plateforme<text:tab/>4</text:a></text:p>
          <text:p text:style-name="P82"><text:a xlink:type="simple" xlink:href="#__RefHeading___Toc2088_2138350610" text:style-name="Index_20_Link" text:visited-style-name="Index_20_Link">3) Ressources<text:tab/>4</text:a></text:p>
          <text:p text:style-name="P83"><text:a xlink:type="simple" xlink:href="#__RefHeading___Toc3417_2138350610" text:style-name="Index_20_Link" text:visited-style-name="Index_20_Link">a) Points de vie<text:tab/>4</text:a></text:p>
          <text:p text:style-name="P83"><text:a xlink:type="simple" xlink:href="#__RefHeading___Toc3419_2138350610" text:style-name="Index_20_Link" text:visited-style-name="Index_20_Link">b) Points d’expérience<text:tab/>5</text:a></text:p>
          <text:p text:style-name="P83"><text:a xlink:type="simple" xlink:href="#__RefHeading___Toc3421_2138350610" text:style-name="Index_20_Link" text:visited-style-name="Index_20_Link">c) Niveaux<text:tab/>5</text:a></text:p>
          <text:p text:style-name="P83"><text:a xlink:type="simple" xlink:href="#__RefHeading___Toc3423_2138350610" text:style-name="Index_20_Link" text:visited-style-name="Index_20_Link">d) Objets<text:tab/>5</text:a></text:p>
          <text:p text:style-name="P83"><text:a xlink:type="simple" xlink:href="#__RefHeading___Toc3425_2138350610" text:style-name="Index_20_Link" text:visited-style-name="Index_20_Link">e) État d’avancement dans les scénarios<text:tab/>5</text:a></text:p>
          <text:p text:style-name="P83"><text:a xlink:type="simple" xlink:href="#__RefHeading___Toc3427_2138350610" text:style-name="Index_20_Link" text:visited-style-name="Index_20_Link">f) Pool de question à poser<text:tab/>6</text:a></text:p>
          <text:p text:style-name="P82"><text:a xlink:type="simple" xlink:href="#__RefHeading___Toc2340_2138350610" text:style-name="Index_20_Link" text:visited-style-name="Index_20_Link">4) Classe de joueur<text:tab/>6</text:a></text:p>
          <text:p text:style-name="P82"><text:a xlink:type="simple" xlink:href="#__RefHeading___Toc2090_2138350610" text:style-name="Index_20_Link" text:visited-style-name="Index_20_Link">5) Objectifs<text:tab/>7</text:a></text:p>
          <text:p text:style-name="P82"><text:a xlink:type="simple" xlink:href="#__RefHeading___Toc2092_2138350610" text:style-name="Index_20_Link" text:visited-style-name="Index_20_Link">6) Déroulement du Jeu<text:tab/>7</text:a></text:p>
          <text:p text:style-name="P82"><text:a xlink:type="simple" xlink:href="#__RefHeading___Toc2094_2138350610" text:style-name="Index_20_Link" text:visited-style-name="Index_20_Link">7) Déroulement d’un affrontement (joueur contre ordinateur)<text:tab/>8</text:a></text:p>
          <text:p text:style-name="P82"><text:a xlink:type="simple" xlink:href="#__RefHeading___Toc2096_2138350610" text:style-name="Index_20_Link" text:visited-style-name="Index_20_Link">8) Déroulement d’un affrontement (joueur contre joueur)<text:tab/>9</text:a></text:p>
          <text:p text:style-name="P82"><text:a xlink:type="simple" xlink:href="#__RefHeading___Toc2098_2138350610" text:style-name="Index_20_Link" text:visited-style-name="Index_20_Link">9) Interface graphique<text:tab/>9</text:a></text:p>
          <text:p text:style-name="P81"><text:a xlink:type="simple" xlink:href="#__RefHeading___Toc1375_366264873" text:style-name="Index_20_Link" text:visited-style-name="Index_20_Link">II. Cas d’utilisation<text:tab/>10</text:a></text:p>
          <text:p text:style-name="P82"><text:a xlink:type="simple" xlink:href="#__RefHeading___Toc1377_366264873" text:style-name="Index_20_Link" text:visited-style-name="Index_20_Link">1) Diagramme général<text:tab/>10</text:a></text:p>
          <text:p text:style-name="P82"><text:a xlink:type="simple" xlink:href="#__RefHeading___Toc1379_366264873" text:style-name="Index_20_Link" text:visited-style-name="Index_20_Link">2) Acteurs<text:tab/>11</text:a></text:p>
          <text:p text:style-name="P83"><text:a xlink:type="simple" xlink:href="#__RefHeading___Toc1381_366264873" text:style-name="Index_20_Link" text:visited-style-name="Index_20_Link">a) Administrateur<text:tab/>11</text:a></text:p>
          <text:p text:style-name="P83"><text:a xlink:type="simple" xlink:href="#__RefHeading___Toc1383_366264873" text:style-name="Index_20_Link" text:visited-style-name="Index_20_Link">b) Joueur<text:tab/>11</text:a></text:p>
          <text:p text:style-name="P82"><text:a xlink:type="simple" xlink:href="#__RefHeading___Toc1385_366264873" text:style-name="Index_20_Link" text:visited-style-name="Index_20_Link">3) Scénarios<text:tab/>12</text:a></text:p>
          <text:p text:style-name="P83"><text:a xlink:type="simple" xlink:href="#__RefHeading___Toc1387_366264873" text:style-name="Index_20_Link" text:visited-style-name="Index_20_Link">a) Joueur contre Joueur<text:tab/>12</text:a></text:p>
          <text:p text:style-name="P83"><text:a xlink:type="simple" xlink:href="#__RefHeading___Toc1389_366264873" text:style-name="Index_20_Link" text:visited-style-name="Index_20_Link">b) joueur contre serveur<text:tab/>13</text:a></text:p>
          <text:p text:style-name="P83"><text:a xlink:type="simple" xlink:href="#__RefHeading___Toc1391_366264873" text:style-name="Index_20_Link" text:visited-style-name="Index_20_Link">c) Général<text:tab/>14</text:a></text:p>
          <text:p text:style-name="P81"><text:a xlink:type="simple" xlink:href="#__RefHeading___Toc1513_366264873" text:style-name="Index_20_Link" text:visited-style-name="Index_20_Link">III. Ébauches du modèle de domaine<text:tab/>15</text:a></text:p>
          <text:p text:style-name="P82"><text:a xlink:type="simple" xlink:href="#__RefHeading___Toc1515_366264873" text:style-name="Index_20_Link" text:visited-style-name="Index_20_Link">1) Modèle client<text:tab/>15</text:a></text:p>
          <text:p text:style-name="P82"><text:a xlink:type="simple" xlink:href="#__RefHeading___Toc1517_366264873" text:style-name="Index_20_Link" text:visited-style-name="Index_20_Link">2) Modèle serveur<text:tab/>15</text:a></text:p>
          <text:p text:style-name="P81"><text:a xlink:type="simple" xlink:href="#__RefHeading___Toc1519_366264873" text:style-name="Index_20_Link" text:visited-style-name="Index_20_Link">IV. Base de données<text:tab/>16</text:a></text:p>
          <text:p text:style-name="P81"><text:a xlink:type="simple" xlink:href="#__RefHeading___Toc1521_366264873" text:style-name="Index_20_Link" text:visited-style-name="Index_20_Link">V. Serveur et Protocole d’échange<text:tab/>16</text:a></text:p>
          <text:p text:style-name="P82"><text:a xlink:type="simple" xlink:href="#__RefHeading___Toc1825_366264873" text:style-name="Index_20_Link" text:visited-style-name="Index_20_Link">1) Serveur<text:tab/>16</text:a></text:p>
          <text:p text:style-name="P82"><text:a xlink:type="simple" xlink:href="#__RefHeading___Toc1827_366264873" text:style-name="Index_20_Link" text:visited-style-name="Index_20_Link">2) Protocole<text:tab/>16</text:a></text:p>
          <text:p text:style-name="P81"><text:a xlink:type="simple" xlink:href="#__RefHeading___Toc1829_366264873" text:style-name="Index_20_Link" text:visited-style-name="Index_20_Link">VI. Ébauches interfaces utilisateur<text:tab/>17</text:a></text:p>
          <text:p text:style-name="P82"><text:a xlink:type="simple" xlink:href="#__RefHeading___Toc1831_366264873" text:style-name="Index_20_Link" text:visited-style-name="Index_20_Link">1) Starting Screen<text:tab/>17</text:a></text:p>
          <text:p text:style-name="P82"><text:a xlink:type="simple" xlink:href="#__RefHeading___Toc1833_366264873" text:style-name="Index_20_Link" text:visited-style-name="Index_20_Link">2) Menu Screen<text:tab/>17</text:a></text:p>
          <text:p text:style-name="P82"><text:a xlink:type="simple" xlink:href="#__RefHeading___Toc1835_366264873" text:style-name="Index_20_Link" text:visited-style-name="Index_20_Link">3) Adventure Screen<text:tab/>18</text:a></text:p>
          <text:p text:style-name="P82"><text:a xlink:type="simple" xlink:href="#__RefHeading___Toc1837_366264873" text:style-name="Index_20_Link" text:visited-style-name="Index_20_Link">4) Adventure Screen [Fight]<text:tab/>18</text:a></text:p>
        </text:index-body>
      </text:table-of-content>
      <text:h text:style-name="Heading_20_1" text:outline-level="1"><text:bookmark-start text:name="__RefHeading___Toc1151_1495716384"/><text:soft-page-break/><text:span text:style-name="T95">I. F</text:span><text:span text:style-name="T94">onctionnement général</text:span><text:bookmark-end text:name="__RefHeading___Toc1151_1495716384"/></text:h>
      <text:h text:style-name="P149" text:outline-level="2"><text:bookmark-start text:name="__RefHeading___Toc2091_1495716384"/><text:span text:style-name="T59">1) </text:span>Synopsis du jeu<text:bookmark-end text:name="__RefHeading___Toc2091_1495716384"/></text:h>
      <text:p text:style-name="P3"><text:span text:style-name="T25">Le</text:span><text:span text:style-name="T2"> jeu est un jeu de question-réponse </text:span><text:span text:style-name="T27">(quizz)</text:span><text:span text:style-name="T2">, </text:span><text:span text:style-name="T25">joueur contre joueur ou joueur contre ordinateur. Les joueurs incarnent toujours un </text:span><text:span text:style-name="T2">étudiant et </text:span><text:span text:style-name="T25">l’ordinateur sera soit</text:span><text:span text:style-name="T2"> assistant ou un professeur </text:span><text:span text:style-name="T25">de la HEIG-VD.</text:span><text:span text:style-name="T2"> </text:span></text:p>
      <text:p text:style-name="P14"/>
      <text:p text:style-name="P3"><text:span text:style-name="T25">Il existe donc deux mode de jeu : le mode Aventure (joueur vs ordinateur) et le mode Challenge (joueur contre joueur). </text:span><text:span text:style-name="T2">Le</text:span><text:span text:style-name="T25">s</text:span><text:span text:style-name="T2"> joueur</text:span><text:span text:style-name="T25">s</text:span><text:span text:style-name="T2"> progresse</text:span><text:span text:style-name="T26">nt</text:span><text:span text:style-name="T2"> en répondant</text:span><text:span text:style-name="T25">s</text:span><text:span text:style-name="T2"> correctement, </text:span><text:span text:style-name="T26">parmi les quatre choix de réponse possible, </text:span><text:span text:style-name="T2">aux diverses questions qui lui sont posées. </text:span><text:span text:style-name="T3">Il récupère </text:span><text:span text:style-name="T17">également</text:span><text:span text:style-name="T3"> les questions auxquelles il a répondu correctement. </text:span></text:p>
      <text:p text:style-name="P15"/>
      <text:p text:style-name="P16">Quand un joueur possède un certain nombre de questions, il peut alors commencer à défier d’autres joueurs <text:span text:style-name="T60">grâce au mode Challenge</text:span>.</text:p>
      <text:p text:style-name="P16"/>
      <text:h text:style-name="P149" text:outline-level="2"><text:bookmark-start text:name="__RefHeading___Toc2441_1495716384"/>2) Modes de jeu<text:bookmark-end text:name="__RefHeading___Toc2441_1495716384"/></text:h>
      <text:p text:style-name="P27">Il existe plusieurs modes de jeu disponibles :</text:p>
      <text:p text:style-name="P27"/>
      <text:list xml:id="list213028850936955915" text:style-name="L1">
        <text:list-item>
          <text:p text:style-name="P84">Aventure</text:p>
        </text:list-item>
        <text:list-item>
          <text:p text:style-name="P84">Challenge</text:p>
        </text:list-item>
        <text:list-item>
          <text:p text:style-name="P84">Plateforme <text:tab/><text:tab/>(Priorité très faible)</text:p>
        </text:list-item>
      </text:list>
      <text:p text:style-name="P12"/>
      <text:h text:style-name="P162" text:outline-level="3"><text:bookmark-start text:name="__RefHeading___Toc2443_1495716384"/><text:span text:style-name="T62">a</text:span><text:span text:style-name="T61">) Aventure</text:span><text:bookmark-end text:name="__RefHeading___Toc2443_1495716384"/></text:h>
      <text:p text:style-name="P18">Ce mode permet de lancer une aventure ou scénario. Chaque scénario porte le nom d’une filière de la HEIG-VD.</text:p>
      <text:p text:style-name="P18"/>
      <text:p text:style-name="P18">Scénarios :</text:p>
      <text:list xml:id="list8956921561088247274" text:style-name="L2">
        <text:list-item>
          <text:p text:style-name="P100">TIC </text:p>
        </text:list-item>
        <text:list-item>
          <text:p text:style-name="P115"><text:span text:style-name="T34">TIN <text:tab/><text:tab/><text:tab/></text:span><text:span text:style-name="T38">(Priorité très faible)</text:span></text:p>
        </text:list-item>
        <text:list-item>
          <text:p text:style-name="P115"><text:span text:style-name="T34">EC+G<text:tab/><text:tab/><text:tab/></text:span><text:span text:style-name="T38">(Priorité très faible)</text:span></text:p>
        </text:list-item>
        <text:list-item>
          <text:p text:style-name="P115"><text:span text:style-name="T34">COMEM<text:tab/><text:tab/></text:span><text:span text:style-name="T38">(Priorité très faible)</text:span></text:p>
        </text:list-item>
        <text:list-item>
          <text:p text:style-name="P115"><text:span text:style-name="T34">HEG<text:tab/><text:tab/><text:tab/></text:span><text:span text:style-name="T38">(Priorité très faible)</text:span></text:p>
        </text:list-item>
      </text:list>
      <text:p text:style-name="P28"/>
      <text:p text:style-name="P53"><text:span text:style-name="T38">U</text:span><text:span text:style-name="T37">ne fois le scénario choisi l’aventure débute. </text:span><text:span text:style-name="T39">Un scénario consiste en une succession de niveaux, jusqu’au niveau final. Lors de chacun de ces niveaux, l’étudiant devra affronter un certains nombre d’assistants et les vaincre avant de pouvoir affronter un professeur puis une fois celui-ci vaincu </text:span><text:span text:style-name="T40">il passe à</text:span><text:span text:style-name="T39"> l’examen final </text:span><text:span text:style-name="T40">qu’il devra passé dans un temps limité.</text:span></text:p>
      <text:p text:style-name="P30"/>
      <text:p text:style-name="P45"><text:span text:style-name="T30">Une fois l’ultime professeur </text:span><text:span text:style-name="T23">(légendaire)</text:span><text:span text:style-name="T30"> et </text:span><text:span text:style-name="T24">son </text:span><text:span text:style-name="T30">examen </text:span><text:span text:style-name="T24">final</text:span><text:span text:style-name="T30"> réussi, le </text:span><text:span text:style-name="T31">scénario </text:span><text:span text:style-name="T30">est alors terminé.</text:span></text:p>
      <text:p text:style-name="P29"><text:soft-page-break/></text:p>
      <text:p text:style-name="P54"><text:span text:style-name="T34">Après avoir remporté un certain nombre de victoire </text:span><text:span text:style-name="T35">dans ce mode</text:span><text:span text:style-name="T34">, </text:span><text:span text:style-name="T35">et donc obtenu un certains nombre de question,</text:span><text:span text:style-name="T34"> il est alors possible </text:span><text:span text:style-name="T36">d’accéder</text:span><text:span text:style-name="T34"> </text:span><text:span text:style-name="T35">au mode Challenge.</text:span></text:p>
      <text:p text:style-name="P13"/>
      <text:h text:style-name="P163" text:outline-level="3"><text:bookmark-start text:name="__RefHeading___Toc2084_2138350610"/>b) Challenge<text:bookmark-end text:name="__RefHeading___Toc2084_2138350610"/></text:h>
      <text:p text:style-name="P17">Ce mode consiste à défier un autre joueur. <text:span text:style-name="T73">C</text:span>haque joueur pose tour à tour une question qu’il a gagnée <text:span text:style-name="T72">lors de l’un de ses modes Aventure à son adversaire. Le temps pour poser la question est pour y répondre est limité afin d’éviter qu’un joueur puisse prendre en otage l’affrontement en laissant tourner l’application jusqu’à ce que l’autre joueur quitte l’application.</text:span></text:p>
      <text:p text:style-name="P17"/>
      <text:p text:style-name="P52"><text:span text:style-name="T2">(Optionnel) <text:tab/></text:span><text:span text:style-name="T55">Le joueur qui gagne </text:span><text:span text:style-name="T56">le Challenge</text:span><text:span text:style-name="T55"> remporte des points de classements lui <text:tab/><text:tab/><text:tab/>donnant un classement général parmi tous les joueurs inscrits. Le joueur qui <text:tab/><text:tab/><text:tab/>perd, perd alors des points de classement.</text:span></text:p>
      <text:p text:style-name="P17"/>
      <text:h text:style-name="P164" text:outline-level="3"><text:bookmark-start text:name="__RefHeading___Toc2086_2138350610"/><text:span text:style-name="T87">c) </text:span>(Très optionnel) Le mode plateforme<text:bookmark-end text:name="__RefHeading___Toc2086_2138350610"/></text:h>
      <text:p text:style-name="P49">Il s’agit d’un mode alternatif permettant de remporter des objets utiles pour le mode Aventure ou Versus. Il s’agirait d’un mini-jeu de plateforme ou le joueur manipulerait son personnage à travers différents niveau pour récupéré les dit objets.</text:p>
      <text:p text:style-name="P49"/>
      <text:h text:style-name="P153" text:outline-level="2"><text:bookmark-start text:name="__RefHeading___Toc2088_2138350610"/><text:span text:style-name="T74">3) </text:span><text:span text:style-name="T75">Ressources</text:span><text:bookmark-end text:name="__RefHeading___Toc2088_2138350610"/></text:h>
      <text:p text:style-name="P70"/>
      <text:p text:style-name="P56"><text:span text:style-name="T74"><text:tab/></text:span><text:span text:style-name="T41">a) Point de vie</text:span></text:p>
      <text:p text:style-name="P56"><text:span text:style-name="T41"><text:tab/>b) </text:span><text:span text:style-name="T42">Point </text:span><text:span text:style-name="T43">d’expérience</text:span></text:p>
      <text:p text:style-name="P67"><text:tab/>c) Niveau</text:p>
      <text:p text:style-name="P58"><text:span text:style-name="T42"><text:tab/></text:span><text:span text:style-name="T43">d</text:span><text:span text:style-name="T42">) </text:span><text:span text:style-name="T43">Objets</text:span></text:p>
      <text:p text:style-name="P56"><text:span text:style-name="T43"><text:tab/>e) État d’avancement dans les scénario</text:span><text:span text:style-name="T45">s</text:span></text:p>
      <text:p text:style-name="P56"><text:span text:style-name="T43"><text:tab/>f) Pool de question </text:span><text:span text:style-name="T44">à poser</text:span></text:p>
      <text:h text:style-name="P161" text:outline-level="3"><text:bookmark-start text:name="__RefHeading___Toc3417_2138350610"/><text:span text:style-name="T64">a</text:span><text:span text:style-name="T63">) Point</text:span><text:span text:style-name="T65">s</text:span><text:span text:style-name="T63"> de vie</text:span><text:bookmark-end text:name="__RefHeading___Toc3417_2138350610"/></text:h>
      <text:p text:style-name="P61">Chaque entité joueur (ordinateur ou joueur « humain ») possède un nombre de point de vie initial (défini par sa classe). </text:p>
      <text:p text:style-name="P66"><text:soft-page-break/><text:span text:style-name="T89">Les points de vie sont perdu soit parce que le joueur a répondu incorrectement à une question posée, soit parce que son adversaire à répondu correctement à une question qu’</text:span><text:span text:style-name="T90">il</text:span><text:span text:style-name="T89"> lui à posé.</text:span></text:p>
      <text:p text:style-name="P62">Les points de vie ne peuvent être gagné que grâce à certains objets.</text:p>
      <text:h text:style-name="P164" text:outline-level="3"><text:bookmark-start text:name="__RefHeading___Toc3419_2138350610"/>b) Points d’expérience<text:bookmark-end text:name="__RefHeading___Toc3419_2138350610"/></text:h>
      <text:p text:style-name="P68"><text:span text:style-name="T89">Seul les joueurs « humain » possèdent des points d’expérience. Ces points sont acquis par la joueur lorsque celui-ci remporte un affrontement. Il ne sont jamais perdu. </text:span><text:span text:style-name="T91">Une fois un certains palier atteint, le joueur gagne un niveau mais ces points d’expérience retourne à 0. Les paliers à atteindre s’incrémente de niveau en niveau.</text:span></text:p>
      <text:p text:style-name="P64"/>
      <text:h text:style-name="Heading_20_3" text:outline-level="3"><text:bookmark-start text:name="__RefHeading___Toc3421_2138350610"/><text:span text:style-name="T70">c</text:span><text:span text:style-name="T69">) Niveau</text:span><text:span text:style-name="T70">x</text:span><text:bookmark-end text:name="__RefHeading___Toc3421_2138350610"/></text:h>
      <text:p text:style-name="P63">Les niveaux sont un indicateur de la menace que représente un adversaire (ordinateur ou humain). Ils sont gagné une fois un certain palier de point d’expérience atteint. Il ne sont JAMAIS perdu.</text:p>
      <text:p text:style-name="P63"/>
      <text:h text:style-name="P164" text:outline-level="3"><text:bookmark-start text:name="__RefHeading___Toc3423_2138350610"/>d) Objets<text:bookmark-end text:name="__RefHeading___Toc3423_2138350610"/></text:h>
      <text:p text:style-name="P59"><text:span text:style-name="T66">Chaque joueur démarre le jeu avec un ou plusieurs objets initiaux (en fonction de sa classe). </text:span><text:span text:style-name="T63">Les objets sont des “joker” qui permettent aux joueurs d’obtenir un regain de point de vie, une aide pour une question ou autre allègement de la difficulté. </text:span></text:p>
      <text:p text:style-name="P63">Les objets peuvent être gagné :</text:p>
      <text:list xml:id="list5719030360342782719" text:style-name="L3">
        <text:list-item>
          <text:p text:style-name="P120">En récompense à la fin d’un affrontement remporté (pourcentage de chance)</text:p>
        </text:list-item>
        <text:list-item>
          <text:p text:style-name="P120">Lors du mode plateforme (Très optionnel)</text:p>
        </text:list-item>
      </text:list>
      <text:p text:style-name="P19">Les objets sont perdu après leur utilisation.</text:p>
      <text:p text:style-name="P19"/>
      <text:p text:style-name="P19">Exemple d’objets :</text:p>
      <text:p text:style-name="P19"/>
      <text:list xml:id="list8362683282577772725" text:style-name="L4">
        <text:list-item>
          <text:p text:style-name="P101"><text:span text:style-name="T92">Une bière :</text:span> redonne des points de vie</text:p>
        </text:list-item>
        <text:list-item>
          <text:p text:style-name="P101"><text:span text:style-name="T93">Une anti-sèche </text:span>: enlève une mauvaise réponse des propositions de réponses</text:p>
        </text:list-item>
        <text:list-item>
          <text:p text:style-name="P101"><text:span text:style-name="T93">Un certificat médical :</text:span> permet de passer à une autre question sans dommage aucun.</text:p>
        </text:list-item>
      </text:list>
      <text:p text:style-name="P19"/>
      <text:p text:style-name="P20">Ces exemples ne sont ni exhaustifs, ni définitifs.</text:p>
      <text:p text:style-name="P20"/>
      <text:p text:style-name="P20"/>
      <text:h text:style-name="P164" text:outline-level="3"><text:bookmark-start text:name="__RefHeading___Toc3425_2138350610"/><text:soft-page-break/>e) <text:span text:style-name="T82">État d’avancement dans les scénarios</text:span><text:bookmark-end text:name="__RefHeading___Toc3425_2138350610"/></text:h>
      <text:p text:style-name="P60"><text:span text:style-name="T67">C</text:span><text:span text:style-name="T63">haque joueur possède un état d’avancement pour chaque scénario qu’il a démarré. Chaque scénario possède des « checkpoints » et lorsqu’un joueur atteint l’un de ces « checkpoints » son état d’avancement est mis à jour. Les endroits et l’espacement des « checkpoints » ne sont pas encore défini. </text:span><text:span text:style-name="T68">Si un joueur quitte un scénario (ou l’application), pendant un affrontement ou n’importe quand, il reprend sont périple au derniers « checkpoint » atteint.</text:span></text:p>
      <text:h text:style-name="P165" text:outline-level="3"><text:bookmark-start text:name="__RefHeading___Toc3427_2138350610"/><text:span text:style-name="T43">f) Pool de question </text:span><text:span text:style-name="T44">à poser</text:span><text:bookmark-end text:name="__RefHeading___Toc3427_2138350610"/></text:h>
      <text:p text:style-name="P65">Il s’agit d’une base de question dans laquelle joueur comme ordinateur peuvent aller chercher une question à poser à son adversaire. Les questions sont toujours liées à leurs propositions de réponses.</text:p>
      <text:p text:style-name="P65"/>
      <text:p text:style-name="P4">Le joueur possède</text:p>
      <text:p text:style-name="P21"/>
      <text:list xml:id="list2450026161744058904" text:style-name="L5">
        <text:list-item>
          <text:p text:style-name="P85">Un nombre de point de vie</text:p>
        </text:list-item>
        <text:list-item>
          <text:p text:style-name="P85">Un nombre de point d’expérience</text:p>
        </text:list-item>
        <text:list-item>
          <text:p text:style-name="P85">Un niveau</text:p>
        </text:list-item>
        <text:list-item>
          <text:p text:style-name="P85">Zéro à plusieurs objets pouvant l’aider</text:p>
        </text:list-item>
        <text:list-item>
          <text:p text:style-name="P86">Un état d’avancement dans le jeu</text:p>
        </text:list-item>
        <text:list-item>
          <text:p text:style-name="P86">Un pool de questions durement acquises</text:p>
        </text:list-item>
      </text:list>
      <text:p text:style-name="P21"/>
      <text:p text:style-name="P21"/>
      <text:p text:style-name="P34"><text:span text:style-name="T2">Le</text:span><text:span text:style-name="T18">s professeurs/assistants ont</text:span></text:p>
      <text:p text:style-name="P5"/>
      <text:list xml:id="list555163416481493789" text:style-name="L6">
        <text:list-item>
          <text:p text:style-name="P87">Un nombre de point de vie</text:p>
        </text:list-item>
        <text:list-item>
          <text:p text:style-name="P88">Un niveau</text:p>
        </text:list-item>
      </text:list>
      <text:list xml:id="list2106706838536937503" text:style-name="L7">
        <text:list-item>
          <text:p text:style-name="P102"><text:span text:style-name="T13">Un pool de questions </text:span><text:span text:style-name="T14">sur le serveur, définies par les administrateurs</text:span></text:p>
        </text:list-item>
      </text:list>
      <text:p text:style-name="P31"/>
      <text:p text:style-name="P31"/>
      <text:h text:style-name="P149" text:outline-level="2"><text:bookmark-start text:name="__RefHeading___Toc2340_2138350610"/><text:span text:style-name="T88">4) </text:span>Classe <text:span text:style-name="T88">de joueur</text:span><text:bookmark-end text:name="__RefHeading___Toc2340_2138350610"/></text:h>
      <text:p text:style-name="P50"/>
      <text:p text:style-name="P51"><text:span text:style-name="T55">Il s’agit d’une précision concernant le type d’étudiant que le joueur incarne. Par exemple, l’intello, le fêtard, le glandeur, le tricheur etc. </text:span><text:span text:style-name="T2">(il s’agit d’exemple et ce n’est pas définitif)</text:span></text:p>
      <text:p text:style-name="P48"/>
      <text:p text:style-name="P55">La classe définira</text:p>
      <text:p text:style-name="P50"/>
      <text:list xml:id="list9016703864256806131" text:style-name="L8">
        <text:list-item>
          <text:p text:style-name="P116">Les points de vie <text:span text:style-name="T88">initial</text:span> du joueur</text:p>
        </text:list-item>
        <text:list-item>
          <text:p text:style-name="P118"><text:span text:style-name="T55">Les « dégâts » du joueur </text:span><text:span text:style-name="T2">(optionnel)</text:span></text:p>
        </text:list-item>
        <text:list-item>
          <text:p text:style-name="P116">Les objets de départ du joueur</text:p>
        </text:list-item>
        <text:list-item>
          <text:p text:style-name="P117"><text:soft-page-break/><text:span text:style-name="T2">Les objets qu’il a le plus de chance de gagner </text:span><text:span text:style-name="T57">(optionnel)</text:span></text:p>
        </text:list-item>
        <text:list-item>
          <text:p text:style-name="P117"><text:span text:style-name="T18">Autres avantages à voir (</text:span><text:span text:style-name="T58">optionnel)</text:span></text:p>
          <text:p text:style-name="P119"/>
        </text:list-item>
      </text:list>
      <text:h text:style-name="P154" text:outline-level="2"><text:bookmark-start text:name="__RefHeading___Toc2090_2138350610"/><text:span text:style-name="T78">5</text:span><text:span text:style-name="T77">) Objectifs</text:span><text:bookmark-end text:name="__RefHeading___Toc2090_2138350610"/></text:h>
      <text:list xml:id="list4043994639003791050" text:style-name="L9">
        <text:list-item>
          <text:p text:style-name="P121">Mode aventure</text:p>
          <text:p text:style-name="P121">Le but de ce mode est de terminer un à plusieurs des scénarios qui sont proposés. Lors d’un scénario, le but est de réussir tous les niveaux qui le compose. Pour réussir un niveau, il faut remporter tous les affrontements proposés dans celui-ci.</text:p>
        </text:list-item>
        <text:list-item>
          <text:p text:style-name="P122">Mode Challenge</text:p>
          <text:p text:style-name="P122">Ce mode propose des affrontements contre d’autre joueurs. Le but est donc de remporter cet affrontement contre le joueur adverse. Le joueur remportant l’affrontement est déclaré vainqueur du Challenge.</text:p>
        </text:list-item>
        <text:list-item>
          <text:p text:style-name="P122">Remporter un affrontement</text:p>
          <text:p text:style-name="P127"><text:span text:style-name="T53">Pour remporter un affrontement, il faut </text:span><text:span text:style-name="T54">que les points de vie de son adversaire (joueur ou ordinateur) tombe à zéro.</text:span></text:p>
        </text:list-item>
      </text:list>
      <text:h text:style-name="P149" text:outline-level="2"><text:bookmark-start text:name="__RefHeading___Toc2092_2138350610"/><text:span text:style-name="T33">6</text:span><text:span text:style-name="T28">) </text:span><text:span text:style-name="T2">Déroulement </text:span><text:span text:style-name="T15">du Jeu</text:span><text:bookmark-end text:name="__RefHeading___Toc2092_2138350610"/></text:h>
      <text:p text:style-name="P4"/>
      <text:p text:style-name="P21">1.<text:tab/>Le joueur lance le jeu</text:p>
      <text:p text:style-name="P21"/>
      <text:p text:style-name="P35"><text:span text:style-name="T2">2.<text:tab/></text:span><text:span text:style-name="T5">Si le joueur ne possède pas </text:span><text:span text:style-name="T8">déjà</text:span><text:span text:style-name="T5"> un compte</text:span></text:p>
      <text:list xml:id="list8904519108770521056" text:style-name="L10">
        <text:list-item>
          <text:p text:style-name="P89">Le joueur est invité à le faire</text:p>
        </text:list-item>
        <text:list-item>
          <text:p text:style-name="P92">Il choisit alors sa classe</text:p>
        </text:list-item>
      </text:list>
      <text:p text:style-name="P36"><text:span text:style-name="T2"><text:tab/></text:span><text:span text:style-name="T4">Sinon</text:span></text:p>
      <text:list xml:id="list1753080239567375606" text:style-name="L11">
        <text:list-item>
          <text:p text:style-name="P90">passe à l’étape 3</text:p>
          <text:p text:style-name="P90"/>
        </text:list-item>
      </text:list>
      <text:p text:style-name="P22">3.<text:tab/>Le joueur arrive sur son menu principal (dashboard) ou il peut voir:</text:p>
      <text:list xml:id="list8033072439169498795" text:style-name="L12">
        <text:list-item>
          <text:p text:style-name="P91">Son niveau</text:p>
        </text:list-item>
        <text:list-item>
          <text:p text:style-name="P103"><text:span text:style-name="T2">Son nombre de point </text:span><text:span text:style-name="T17">d’expérience</text:span></text:p>
        </text:list-item>
        <text:list-item>
          <text:p text:style-name="P103"><text:span text:style-name="T2">Ses objets </text:span><text:span text:style-name="T17">éventuels</text:span></text:p>
          <text:p text:style-name="P91"/>
        </text:list-item>
      </text:list>
      <text:p text:style-name="P22"><text:tab/>A ce niveau le joueur peut (via des boutons):</text:p>
      <text:list xml:id="list6379165439013315575" text:style-name="L13">
        <text:list-item>
          <text:p text:style-name="P104"><text:span text:style-name="T17">Démarrer</text:span><text:span text:style-name="T2"> le mode Aventure (joueur contre ordinateur) et pass</text:span><text:span text:style-name="T17">e</text:span><text:span text:style-name="T2"> à l’étape 4</text:span></text:p>
        </text:list-item>
        <text:list-item>
          <text:p text:style-name="P104"><text:span text:style-name="T4">Si il possède </text:span><text:span text:style-name="T8">suffisamment</text:span><text:span text:style-name="T4"> de question</text:span><text:span text:style-name="T2">, </text:span><text:span text:style-name="T17">démarrer</text:span><text:span text:style-name="T2"> le mode </text:span><text:span text:style-name="T29">Challenge</text:span><text:span text:style-name="T2"> (joueur contre joueur) et passe à l’étape </text:span><text:span text:style-name="T16">8</text:span></text:p>
        </text:list-item>
        <text:list-item>
          <text:p text:style-name="P104"><text:span text:style-name="T17">Accéder</text:span><text:span text:style-name="T2"> à la liste de ses haut-faits, ses </text:span><text:span text:style-name="T17">réussites</text:span><text:span text:style-name="T2"> </text:span><text:span text:style-name="T4">(</text:span><text:span text:style-name="T8">optionnel</text:span><text:span text:style-name="T4"> – sera peut être intégré)</text:span></text:p>
        </text:list-item>
        <text:list-item>
          <text:p text:style-name="P104"><text:span text:style-name="T17">Accéder</text:span><text:span text:style-name="T2"> à un tableau des scores </text:span><text:span text:style-name="T4">(</text:span><text:span text:style-name="T8">optionnel</text:span><text:span text:style-name="T4"> – sera peut être intégré)</text:span></text:p>
        </text:list-item>
      </text:list>
      <text:p text:style-name="P6"><text:soft-page-break/></text:p>
      <text:p text:style-name="P36"><text:span text:style-name="T2">4.<text:tab/>Le joueur accéder à sa prochaine confrontation, selon son avancement dans le jeu. Il <text:tab/>affronte alors le prochain assistant ou professeur. </text:span><text:span text:style-name="T6">(voir déroulement d’un <text:tab/>affrontement)</text:span></text:p>
      <text:p text:style-name="P37"><text:span text:style-name="T16">5.</text:span><text:span text:style-name="T7"><text:tab/></text:span><text:span text:style-name="T6">Si le joueur gagne</text:span></text:p>
      <text:list xml:id="list7136748424954272924" text:style-name="L14">
        <text:list-item>
          <text:p text:style-name="P105"><text:span text:style-name="T2">il gagne de </text:span><text:span text:style-name="T17">l’expérience</text:span></text:p>
        </text:list-item>
        <text:list-item>
          <text:p text:style-name="P93">il gagne les questions posées par le professeur</text:p>
        </text:list-item>
        <text:list-item>
          <text:p text:style-name="P93">il gagne Zéro à plusieurs objets</text:p>
        </text:list-item>
        <text:list-item>
          <text:p text:style-name="P93">il peut passer à la suite du mode (avancement dans le jeu)</text:p>
        </text:list-item>
      </text:list>
      <text:p text:style-name="P38"><text:span text:style-name="T2"><text:tab/></text:span><text:span text:style-name="T4">Si le joueur perd</text:span></text:p>
      <text:list xml:id="list302270917648343108" text:style-name="L15">
        <text:list-item>
          <text:p text:style-name="P95">il ne gagne rien</text:p>
        </text:list-item>
        <text:list-item>
          <text:p text:style-name="P95">les objets utilisé lors de l’affrontement sont perdu</text:p>
        </text:list-item>
        <text:list-item>
          <text:p text:style-name="P95">il reste au même point dans le mode (il n’avance pas plus dans le jeu)</text:p>
        </text:list-item>
      </text:list>
      <text:p text:style-name="P23"/>
      <text:p text:style-name="P38"><text:span text:style-name="T16">6</text:span><text:span text:style-name="T2">.<text:tab/></text:span><text:span text:style-name="T4">Si le joueur possède </text:span><text:span text:style-name="T8">suffisamment</text:span><text:span text:style-name="T4"> de point </text:span><text:span text:style-name="T8">d’expérience</text:span></text:p>
      <text:list xml:id="list4186930700873662423" text:style-name="L16">
        <text:list-item>
          <text:p text:style-name="P96">joueur gagne un niveau</text:p>
        </text:list-item>
      </text:list>
      <text:p text:style-name="P38"><text:span text:style-name="T2"><text:tab/></text:span><text:span text:style-name="T4">Sinon</text:span></text:p>
      <text:list xml:id="list475051813656571657" text:style-name="L17">
        <text:list-item>
          <text:p text:style-name="P107"><text:span text:style-name="T2">passer à l’étape </text:span><text:span text:style-name="T16">7</text:span></text:p>
        </text:list-item>
      </text:list>
      <text:p text:style-name="P24"/>
      <text:p text:style-name="P38"><text:span text:style-name="T16">7</text:span><text:span text:style-name="T2">.<text:tab/>Recommencer à l’étape 4 </text:span><text:span text:style-name="T17">jusqu’à</text:span><text:span text:style-name="T2"> ce que le mode Aventure soit terminé.</text:span></text:p>
      <text:p text:style-name="P23"/>
      <text:p text:style-name="P38"><text:span text:style-name="T16">8</text:span><text:span text:style-name="T2">.<text:tab/>Le joueur choisi son adversaire (autre joueur)</text:span></text:p>
      <text:p text:style-name="P23"/>
      <text:p text:style-name="P39"><text:span text:style-name="T16">9</text:span><text:span text:style-name="T2">.<text:tab/>Le joueur </text:span><text:span text:style-name="T16">lance alors un affrontement </text:span><text:span text:style-name="T4">(voir déroulement d’un affrontement)</text:span></text:p>
      <text:p text:style-name="P8"/>
      <text:p text:style-name="P40"><text:span text:style-name="T2">10.<text:tab/></text:span><text:span text:style-name="T6">Si le joueur gagne</text:span></text:p>
      <text:list xml:id="list103939450541487" text:continue-list="list7136748424954272924" text:style-name="L14">
        <text:list-item>
          <text:p text:style-name="P106"><text:span text:style-name="T2">il gagne de </text:span><text:span text:style-name="T17">l’expérience</text:span></text:p>
        </text:list-item>
        <text:list-item>
          <text:p text:style-name="P94">il gagne Zéro à plusieurs objets</text:p>
        </text:list-item>
        <text:list-item>
          <text:p text:style-name="P109"><text:span text:style-name="T2">il gagne des point de classement </text:span><text:span text:style-name="T5">(</text:span><text:span text:style-name="T8">optionnel</text:span><text:span text:style-name="T5"> – sera peut être intégré)</text:span></text:p>
        </text:list-item>
      </text:list>
      <text:p text:style-name="P39"><text:span text:style-name="T2"><text:tab/></text:span><text:span text:style-name="T4">Si le joueur perd</text:span></text:p>
      <text:list xml:id="list302195498507318075" text:style-name="L18">
        <text:list-item>
          <text:p text:style-name="P97">il ne gagne rien</text:p>
        </text:list-item>
        <text:list-item>
          <text:p text:style-name="P97">les objets utilisé lors de l’affrontement sont perdu</text:p>
        </text:list-item>
        <text:list-item>
          <text:p text:style-name="P108"><text:span text:style-name="T2">il </text:span><text:span text:style-name="T16">perd des points de classement </text:span><text:span text:style-name="T5">(</text:span><text:span text:style-name="T8">optionnel</text:span><text:span text:style-name="T5"> – sera peut être intégré)</text:span></text:p>
        </text:list-item>
      </text:list>
      <text:p text:style-name="P7"/>
      <text:h text:style-name="P149" text:outline-level="2"><text:bookmark-start text:name="__RefHeading___Toc2094_2138350610"/><text:span text:style-name="T12">7</text:span><text:span text:style-name="T11">) </text:span><text:span text:style-name="T5">D</text:span><text:span text:style-name="T4">éroulement d’un affrontement (joueur contre ordinateur)</text:span><text:bookmark-end text:name="__RefHeading___Toc2094_2138350610"/></text:h>
      <text:p text:style-name="P9"/>
      <text:p text:style-name="P25">1.<text:tab/>Le professeur/assistant pose une question sur son domaine d’enseignement</text:p>
      <text:p text:style-name="P25">2.<text:tab/>Le joueur se voit proposer quatre proposition de réponses</text:p>
      <text:p text:style-name="P40"><text:span text:style-name="T2">3.<text:tab/></text:span><text:span text:style-name="T4">Le joueur peut alors</text:span></text:p>
      <text:list xml:id="list1649569450079556318" text:style-name="L19">
        <text:list-item>
          <text:p text:style-name="P98">choisir l’une des <text:span text:style-name="T86">quatre</text:span> options et passe à l’étape 4</text:p>
        </text:list-item>
        <text:list-item>
          <text:p text:style-name="P110"><text:soft-page-break/><text:span text:style-name="T2">utiliser un objet s’il en possède un </text:span><text:span text:style-name="T4">(voir exemple d’objet)</text:span><text:span text:style-name="T2"> et reste à l’étape 3</text:span></text:p>
        </text:list-item>
      </text:list>
      <text:p text:style-name="P40"><text:span text:style-name="T2">4.<text:tab/></text:span><text:span text:style-name="T4">Si le joueur choisi la réponse correct</text:span></text:p>
      <text:list xml:id="list5342690009266693612" text:style-name="L20">
        <text:list-item>
          <text:p text:style-name="P112"><text:span text:style-name="T2">le professeur/</text:span><text:span text:style-name="T19">assistant</text:span><text:span text:style-name="T2"> perd des point</text:span><text:span text:style-name="T19">s</text:span><text:span text:style-name="T2"> de vie</text:span></text:p>
        </text:list-item>
      </text:list>
      <text:p text:style-name="P42"><text:span text:style-name="T2"><text:tab/></text:span><text:span text:style-name="T4">Sinon</text:span></text:p>
      <text:list xml:id="list7791549136384123066" text:style-name="L21">
        <text:list-item>
          <text:p text:style-name="P99">Le joueur perd des points de vie</text:p>
        </text:list-item>
      </text:list>
      <text:p text:style-name="P42"><text:span text:style-name="T2">5.<text:tab/>Si le joueur n’a plus de points de vie → le joueur perd </text:span><text:span text:style-name="T9">(fin de l’affrontement)</text:span></text:p>
      <text:p text:style-name="P43"><text:span text:style-name="T2">6.<text:tab/>Si le professeur n’a plus de points de vie → le joueur gagne </text:span><text:span text:style-name="T9">(fin de l’affrontement)</text:span></text:p>
      <text:p text:style-name="P26">7.<text:tab/>Retour à l’étape 1.</text:p>
      <text:p text:style-name="P26"/>
      <text:h text:style-name="P149" text:outline-level="2"><text:bookmark-start text:name="__RefHeading___Toc2096_2138350610"/><text:span text:style-name="T12">8</text:span><text:span text:style-name="T11">) </text:span><text:span text:style-name="T5">D</text:span><text:span text:style-name="T4">éroulement d’un affrontement (joueur contre </text:span><text:span text:style-name="T10">joueur</text:span><text:span text:style-name="T4">)</text:span><text:bookmark-end text:name="__RefHeading___Toc2096_2138350610"/></text:h>
      <text:p text:style-name="P10"/>
      <text:p text:style-name="P41"><text:span text:style-name="T2">1.<text:tab/></text:span><text:span text:style-name="T20">On tire au hasard le joueur qui commence</text:span></text:p>
      <text:p text:style-name="P41"><text:span text:style-name="T2">2.<text:tab/>Le </text:span><text:span text:style-name="T20">premier joueur pose alors une question qu’il possède au joueur adverse</text:span></text:p>
      <text:p text:style-name="P41"><text:span text:style-name="T2">3.<text:tab/></text:span><text:span text:style-name="T10">Ce dernier</text:span><text:span text:style-name="T4"> peut alors</text:span></text:p>
      <text:list xml:id="list103938197590357" text:continue-list="list1649569450079556318" text:style-name="L19">
        <text:list-item>
          <text:p text:style-name="P111"><text:span text:style-name="T2">choisir l’une des quatres options </text:span><text:span text:style-name="T20">de réponse</text:span><text:span text:style-name="T2"> et passe à l’étape 4</text:span></text:p>
        </text:list-item>
        <text:list-item>
          <text:p text:style-name="P111"><text:span text:style-name="T2">utiliser un objet s’il en possède un </text:span><text:span text:style-name="T4">(voir exemple d’objet)</text:span><text:span text:style-name="T2"> et reste à l’étape 3</text:span></text:p>
        </text:list-item>
      </text:list>
      <text:p text:style-name="P41"><text:span text:style-name="T2">4.<text:tab/></text:span><text:span text:style-name="T4">Si </text:span><text:span text:style-name="T10">il</text:span><text:span text:style-name="T4"> choisi la réponse correct</text:span></text:p>
      <text:list xml:id="list486869593442980400" text:style-name="L22">
        <text:list-item>
          <text:p text:style-name="P113"><text:span text:style-name="T2">le </text:span><text:span text:style-name="T20">joueur </text:span><text:span text:style-name="T21">ayant posé la question</text:span><text:span text:style-name="T2"> perd des point</text:span><text:span text:style-name="T19">s</text:span><text:span text:style-name="T2"> de vie</text:span></text:p>
        </text:list-item>
      </text:list>
      <text:p text:style-name="P44"><text:span text:style-name="T2"><text:tab/></text:span><text:span text:style-name="T4">Sinon</text:span></text:p>
      <text:list xml:id="list9069377963756994429" text:style-name="L23">
        <text:list-item>
          <text:p text:style-name="P114"><text:span text:style-name="T20">Il</text:span><text:span text:style-name="T2"> perd des points de vie</text:span></text:p>
        </text:list-item>
      </text:list>
      <text:p text:style-name="P44"><text:span text:style-name="T2">5.<text:tab/>Si </text:span><text:span text:style-name="T21">il</text:span><text:span text:style-name="T2"> n’a plus de points de vie → </text:span><text:span text:style-name="T21">Il</text:span><text:span text:style-name="T2"> perd </text:span><text:span text:style-name="T9">(fin de l’affrontement)</text:span></text:p>
      <text:p text:style-name="P44"><text:span text:style-name="T2">6.<text:tab/>Si le </text:span><text:span text:style-name="T20">joueur a</text:span><text:span text:style-name="T21">yant posé la question</text:span><text:span text:style-name="T2"> n’a plus de points de vie → </text:span><text:span text:style-name="T21">il</text:span><text:span text:style-name="T2"> gagne </text:span><text:span text:style-name="T9">(fin de <text:tab/>l’affrontement)</text:span></text:p>
      <text:p text:style-name="P46"><text:span text:style-name="T2">7.<text:tab/>Retour à l’étape 1 </text:span><text:span text:style-name="T21">et le </text:span><text:span text:style-name="T22">joueur posant la question change (et ainsi de suite)</text:span></text:p>
      <text:p text:style-name="P32"/>
      <text:p text:style-name="P47"><text:span text:style-name="T22">N’</text:span><text:span text:style-name="T2">importe quand si un joueur quitte l’application pendant l’affrontement, la victoire est concédée à son adversaire (par abandon).</text:span></text:p>
      <text:h text:style-name="P149" text:outline-level="2"><text:bookmark-start text:name="__RefHeading___Toc2098_2138350610"/><text:span text:style-name="T33">9</text:span><text:span text:style-name="T32">) </text:span><text:span text:style-name="T22">I</text:span><text:span text:style-name="T2">nterface graphique</text:span><text:bookmark-end text:name="__RefHeading___Toc2098_2138350610"/></text:h>
      <text:p text:style-name="P11"/>
      <text:p text:style-name="P33">Lors des affrontements, l’interface sera à peu près le même que celui des jeux Pokemon (voir brouillon interfaces utilisateurs - <text:span text:style-name="T101">Point VI</text:span>).</text:p>
      <text:p text:style-name="P33"/>
      <text:h text:style-name="P158" text:outline-level="1"><text:bookmark-start text:name="__RefHeading___Toc1375_366264873"/><text:span text:style-name="T94">II. </text:span><text:span text:style-name="T96">Cas d’utilisation</text:span><text:bookmark-end text:name="__RefHeading___Toc1375_366264873"/></text:h>
      <text:h text:style-name="P152" text:outline-level="2"><text:bookmark-start text:name="__RefHeading___Toc1377_366264873"/><text:span text:style-name="T84">1</text:span><text:span text:style-name="T83">) Diagramme général</text:span><text:bookmark-end text:name="__RefHeading___Toc1377_366264873"/></text:h>
      <text:h text:style-name="P150" text:outline-level="2"><draw:frame draw:style-name="fr1" draw:name="Image1" text:anchor-type="paragraph" svg:x="-0.7874in" svg:y="0.0102in" svg:width="8.4992in" svg:height="7.6346in" draw:z-index="0"><draw:image xlink:href="Pictures/100002010000052400000381AA20F09BE70CBA30.png" xlink:type="simple" xlink:show="embed" xlink:actuate="onLoad"/></draw:frame></text:h>
      <text:p text:style-name="P80"><draw:frame draw:style-name="fr2" draw:name="Image9" text:anchor-type="paragraph" svg:x="-0.3173in" svg:y="0.0571in" svg:width="7.5598in" svg:height="5.5236in" draw:z-index="8"><draw:image xlink:href="Pictures/10000201000004C20000037A95679CBC733297E1.png" xlink:type="simple" xlink:show="embed" xlink:actuate="onLoad"/></draw:frame></text:p>
      <text:h text:style-name="P155" text:outline-level="2"><text:bookmark-start text:name="__RefHeading___Toc1379_366264873"/><text:span text:style-name="T79">2) </text:span><text:span text:style-name="T80">Acteurs</text:span><text:bookmark-end text:name="__RefHeading___Toc1379_366264873"/></text:h>
      <text:h text:style-name="Heading_20_3" text:outline-level="3"><text:bookmark-start text:name="__RefHeading___Toc1381_366264873"/><text:span text:style-name="T47">a) </text:span><text:span text:style-name="T48">Administrateur</text:span><text:bookmark-end text:name="__RefHeading___Toc1381_366264873"/></text:h>
      <text:list xml:id="list8802181025334827005" text:style-name="L24">
        <text:list-item>
          <text:p text:style-name="P129"><text:span text:style-name="T80">A</text:span><text:span text:style-name="T79">jouter/</text:span><text:span text:style-name="T80">Créer</text:span><text:span text:style-name="T79">/Modifier</text:span></text:p>
          <text:p text:style-name="P130">L'administrateur a le pouvoir d'ajouter, créer, modifier des éléments de la base de donnée tel que des matières définissant le type de question existantes, des questions, des professeurs, des assistants.</text:p>
        </text:list-item>
      </text:list>
      <text:p text:style-name="P71"/>
      <text:list xml:id="list103938246045749" text:continue-numbering="true" text:style-name="L24">
        <text:list-item>
          <text:p text:style-name="P130">Modifier un joueur</text:p>
          <text:p text:style-name="P129"><text:span text:style-name="T79">l'administrateur a la possibilité </text:span><text:span text:style-name="T80">d’intervenir</text:span><text:span text:style-name="T79"> sur le compte utilisateur d'un joueur et d'en modifier des caractéristiques.</text:span></text:p>
        </text:list-item>
      </text:list>
      <text:p text:style-name="P71"/>
      <text:list xml:id="list103939204737389" text:continue-numbering="true" text:style-name="L24">
        <text:list-item>
          <text:p text:style-name="P130">Attribuer</text:p>
          <text:p text:style-name="P130">l'administrateur a la possibilité d'attribuer les questions aux matières correspondantes et vice-versa. Il peut aussi attribuer des matières a un professeur ou l'inverse.</text:p>
        </text:list-item>
      </text:list>
      <text:h text:style-name="Heading_20_3" text:outline-level="3"><text:bookmark-start text:name="__RefHeading___Toc1383_366264873"/><text:span text:style-name="T50">b) J</text:span><text:span text:style-name="T48">oueur</text:span><text:bookmark-end text:name="__RefHeading___Toc1383_366264873"/></text:h>
      <text:list xml:id="list1418902216843691716" text:style-name="L25">
        <text:list-item>
          <text:p text:style-name="P131">Jouer</text:p>
          <text:p text:style-name="P131">Le joueur peut lancer l'application et choisir soit de jouer contre un serveur, soit de jouer contre un autre joueur.</text:p>
          <text:p text:style-name="P131">Pour cela le joueur devra avoir créé un compte via l'interface de création de compte.</text:p>
        </text:list-item>
      </text:list>
      <text:p text:style-name="P71"/>
      <text:list xml:id="list103939668092816" text:continue-numbering="true" text:style-name="L25">
        <text:list-item>
          <text:p text:style-name="P131">Créer un compte</text:p>
          <text:p text:style-name="P131">Cela inclus de passer par l'interface de création de compte afin de se connecter ou de s'ajouter en tant qu'utilisateur de l'application et donc de se créer un compte.</text:p>
        </text:list-item>
      </text:list>
      <text:h text:style-name="Heading_20_2" text:outline-level="2"><text:bookmark-start text:name="__RefHeading___Toc1385_366264873"/><text:soft-page-break/><text:span text:style-name="T79">3</text:span><text:span text:style-name="T77">) Scénarios</text:span><text:bookmark-end text:name="__RefHeading___Toc1385_366264873"/></text:h>
      <text:h text:style-name="P166" text:outline-level="3"><text:bookmark-start text:name="__RefHeading___Toc1387_366264873"/><text:span text:style-name="T85">a) J</text:span><text:span text:style-name="T84">oueur contre </text:span><text:span text:style-name="T85">J</text:span><text:span text:style-name="T84">oueur</text:span><text:bookmark-end text:name="__RefHeading___Toc1387_366264873"/></text:h>
      <text:list xml:id="list1677577700655948576" text:style-name="L26">
        <text:list-item>
          <text:p text:style-name="P132">Si le joueur souhaite jouer contre un autre joueur, il devra attendre la connexion de son adversaire.</text:p>
        </text:list-item>
        <text:list-item>
          <text:p text:style-name="P136"><text:span text:style-name="T79">Le mode de jeu "joueur contre joueur" inclus le fait de poser des questions à </text:span><text:span text:style-name="T81">l’adversaire</text:span><text:span text:style-name="T79"> puis de répondre aux siennes. A travers ce jeu de questions réponses plusieurs événement peuvent se passer tel que perdre et donc perdre des points de classements.</text:span></text:p>
        </text:list-item>
      </text:list>
      <text:p text:style-name="P71"/>
      <text:list xml:id="list103938347380032" text:continue-numbering="true" text:style-name="L26">
        <text:list-item>
          <text:p text:style-name="P123">gagne objet si gagne</text:p>
          <text:p text:style-name="P132">Si le joueur gagne le "combat" contre son adversaire, celui-ci peut récupérer certains objet pouvant l'aider a avancer dans le jeu.</text:p>
        </text:list-item>
      </text:list>
      <text:p text:style-name="P71"/>
      <text:list xml:id="list103939898036192" text:continue-numbering="true" text:style-name="L26">
        <text:list-item>
          <text:p text:style-name="P123">gagne points de classement si gagne</text:p>
          <text:p text:style-name="P132">Si le joueur gagne le "combat" contre son adversaire, il va alors gagner des points de classement.</text:p>
        </text:list-item>
      </text:list>
      <text:p text:style-name="P71"/>
      <text:list xml:id="list103938768450349" text:continue-numbering="true" text:style-name="L26">
        <text:list-item>
          <text:p text:style-name="P123">perd points de classement si perd</text:p>
          <text:p text:style-name="P132">Si le joueur perd le "combat" contre son adversaire, il va alors perdre des points de classement.</text:p>
        </text:list-item>
      </text:list>
      <text:p text:style-name="P71"/>
      <text:list xml:id="list103937906929316" text:continue-numbering="true" text:style-name="L26">
        <text:list-item>
          <text:p text:style-name="P123">pose une question</text:p>
          <text:p text:style-name="P132">Durant un "combat" contre un adversaire, chaque joueur pose a tour de rôle une question qu'il puise dans la liste de question a disposition.</text:p>
          <text:p text:style-name="P132"/>
        </text:list-item>
        <text:list-item>
          <text:p text:style-name="P136"><text:span text:style-name="T52">s</text:span><text:span text:style-name="T51">électionner une question parmi celles gagnées</text:span></text:p>
          <text:p text:style-name="P136"><text:soft-page-break/><text:span text:style-name="T79">Lorsque un joueur pose une question, il en choisit une </text:span><text:span text:style-name="T81">parmi</text:span><text:span text:style-name="T79"> celle gagnée dans le mode histoire.</text:span></text:p>
        </text:list-item>
      </text:list>
      <text:h text:style-name="Heading_20_3" text:outline-level="3"><text:bookmark-start text:name="__RefHeading___Toc1389_366264873"/><text:span text:style-name="T49">b) </text:span><text:span text:style-name="T48">joueur contre serveur</text:span><text:bookmark-end text:name="__RefHeading___Toc1389_366264873"/></text:h>
      <text:list xml:id="list5897960906551307205" text:style-name="L27">
        <text:list-item>
          <text:p text:style-name="P133">le mode de jeu "joueur contre serveur" inclus le fait d'avancer dans l'aventure qui inclus de combattre des professeurs/assistants.</text:p>
        </text:list-item>
        <text:list-item>
          <text:p text:style-name="P133">un combat contre un professeur/assistant inclus de répondre aux questions de "l'ennemi" si on répond juste on passe à la question suivante.</text:p>
        </text:list-item>
        <text:list-item>
          <text:p text:style-name="P133">Si un joueur "tue" un ennemi, il gagne un niveau et passe à l'ennemi suivant.</text:p>
        </text:list-item>
        <text:list-item>
          <text:p text:style-name="P133">Si un joueur tombe à zéro points de vie, il perd et meurt. Il doit donc recommencer le combat.</text:p>
        </text:list-item>
        <text:list-item>
          <text:p text:style-name="P133">Si un joueur réussit à combattre un professeur/assistant il gagne toutes les questions répondues justes et les ajoutes à son "pool" de questions. Ces questions lui seront utiles en mode joueur contre joueur.</text:p>
          <text:p text:style-name="P137"/>
        </text:list-item>
        <text:list-item>
          <text:p text:style-name="P124">combattre une professeur ou un assistant</text:p>
          <text:p text:style-name="P133">Durant le mode histoire "contre serveur" le joueur va devoir d'attaquer à des assistants puis les professeur. Celui-ci devra les battre afin de passer a l'étape suivante.</text:p>
          <text:p text:style-name="P137"/>
        </text:list-item>
        <text:list-item>
          <text:p text:style-name="P124">prochain niveau si gagne</text:p>
          <text:p text:style-name="P133">Si un joueur combat un assistant ou un professeur il peut alors passer au niveau suivant lui proposant alors un nouvel adversaire.</text:p>
          <text:p text:style-name="P133"/>
        </text:list-item>
        <text:list-item>
          <text:p text:style-name="P124">gagne expérience si gagne</text:p>
          <text:p text:style-name="P133">Si un joueur gagne dans un combat en mode histoire, il va alors gagner en retour des points d'expérience.</text:p>
          <text:p text:style-name="P133"/>
        </text:list-item>
        <text:list-item>
          <text:p text:style-name="P125">récupère question si gagne</text:p>
          <text:p text:style-name="P134"><text:soft-page-break/>Si un joueur gagne dans un combat en mode histoire, Les questions répondues juste sont alors ajoutées a son pool de questions qu'il peut poser dans le mode joueur contre joueur.</text:p>
        </text:list-item>
      </text:list>
      <text:h text:style-name="Heading_20_3" text:outline-level="3"><text:bookmark-start text:name="__RefHeading___Toc1391_366264873"/><text:span text:style-name="T48">c</text:span><text:span text:style-name="T46">) </text:span><text:span text:style-name="T49">G</text:span><text:span text:style-name="T46">énéral</text:span><text:bookmark-end text:name="__RefHeading___Toc1391_366264873"/></text:h>
      <text:list xml:id="list6693226559783438991" text:style-name="L28">
        <text:list-item>
          <text:p text:style-name="P126">perdre et mourir</text:p>
          <text:p text:style-name="P135">Lorsque que le joueur tombe a zéro point de vie, alors il meurt et devra recommencer le niveau.</text:p>
          <text:p text:style-name="P135"/>
        </text:list-item>
        <text:list-item>
          <text:p text:style-name="P126">Répondre a une question</text:p>
          <text:p text:style-name="P135">Répondre au question inclus que si on répond faux, on perd des points de vie. Si on tombe à zéro on perd le combat.</text:p>
          <text:p text:style-name="P138"><text:span text:style-name="T79">Si un joueur est en difficulté pour répondre à une question il peut choisir d'utiliser un Objet qui va l'aider en modifiant de comportement du jeux et en lui facilitant la tâche (dépend du </text:span><text:span text:style-name="T81">joker</text:span><text:span text:style-name="T79"> utilisé).</text:span></text:p>
          <text:p text:style-name="P135"/>
        </text:list-item>
        <text:list-item>
          <text:p text:style-name="P126">perdre des points de vie</text:p>
          <text:p text:style-name="P135">Lorsque le joueur répond faux a une question il perd alors des points de vie.</text:p>
          <text:p text:style-name="P135"/>
        </text:list-item>
        <text:list-item>
          <text:p text:style-name="P126">utiliser un objet</text:p>
          <text:p text:style-name="P135">Durant les combats, un joueur peut utiliser un objet se trouvant a ça disposition dans son inventaire. Cet objet peut être de type différent l'aidant alors a répondre a la question ou a re-gagner des points de vie.</text:p>
          <text:p text:style-name="P135"/>
        </text:list-item>
      </text:list>
      <text:h text:style-name="P158" text:outline-level="1"><text:bookmark-start text:name="__RefHeading___Toc1513_366264873"/><text:span text:style-name="T96">I</text:span><text:span text:style-name="T94">II. </text:span><text:span text:style-name="T97">Ébauches</text:span><text:span text:style-name="T94"> du modèle de domaine</text:span><text:bookmark-end text:name="__RefHeading___Toc1513_366264873"/></text:h>
      <text:h text:style-name="P149" text:outline-level="2"><text:bookmark-start text:name="__RefHeading___Toc1515_366264873"/>1) Modèle client<text:bookmark-end text:name="__RefHeading___Toc1515_366264873"/></text:h>
      <text:h text:style-name="P149" text:outline-level="2"><draw:frame draw:style-name="fr3" draw:name="Image2" text:anchor-type="paragraph" svg:width="5.8457in" svg:height="3.6311in" draw:z-index="1"><draw:image xlink:href="Pictures/1000000000000325000001F4E5E7CF2AD2782A31.png" xlink:type="simple" xlink:show="embed" xlink:actuate="onLoad"/></draw:frame><text:bookmark-start text:name="__RefHeading___Toc1517_366264873"/>2) Modèle serveur<text:bookmark-end text:name="__RefHeading___Toc1517_366264873"/></text:h>
      <text:p text:style-name="Text_20_body"><draw:frame draw:style-name="fr4" draw:name="Image3" text:anchor-type="paragraph" svg:x="0.5339in" svg:y="0.0807in" svg:width="5.9264in" svg:height="3.9189in" draw:z-index="2"><draw:image xlink:href="Pictures/10000000000003490000022CC0D4AA9BA53017B2.png" xlink:type="simple" xlink:show="embed" xlink:actuate="onLoad"/></draw:frame></text:p>
      <text:h text:style-name="P157" text:outline-level="1"><text:bookmark-start text:name="__RefHeading___Toc1519_366264873"/><text:soft-page-break/>IV. Base de données<text:bookmark-end text:name="__RefHeading___Toc1519_366264873"/></text:h>
      <text:p text:style-name="Text_20_body"><draw:frame draw:style-name="fr5" draw:name="Image4" text:anchor-type="paragraph" svg:width="6.9252in" svg:height="4.2972in" draw:z-index="3"><draw:image xlink:href="Pictures/10000000000003900000023641AB5A0B528D2190.png" xlink:type="simple" xlink:show="embed" xlink:actuate="onLoad"/></draw:frame></text:p>
      <text:h text:style-name="P157" text:outline-level="1"><text:bookmark-start text:name="__RefHeading___Toc1521_366264873"/>V. Serveur et Protocole d’échange<text:bookmark-end text:name="__RefHeading___Toc1521_366264873"/></text:h>
      <text:h text:style-name="P149" text:outline-level="2"><text:bookmark-start text:name="__RefHeading___Toc1825_366264873"/>1) Serveur<text:bookmark-end text:name="__RefHeading___Toc1825_366264873"/></text:h>
      <text:list xml:id="list2252605416812880422" text:style-name="L29">
        <text:list-item>
          <text:p text:style-name="P128">stocke l'avancement de chaque joueur dans le jeu</text:p>
        </text:list-item>
        <text:list-item>
          <text:p text:style-name="P128">gère les interactions des joueurs qui jouent contre l'ordinateur</text:p>
        </text:list-item>
        <text:list-item>
          <text:p text:style-name="P128">gère les échanges entre joueurs qui jouent contre d'autres joueurs</text:p>
        </text:list-item>
        <text:list-item>
          <text:p text:style-name="P139"><text:span text:style-name="T69"><text:s/>stocke les questions dans une base de donnée des questions </text:span><text:span text:style-name="T71">disponibles</text:span></text:p>
        </text:list-item>
        <text:list-item>
          <text:p text:style-name="P128">gère les ordinateurs (profs / assistants), choix des questions de chaque </text:p>
        </text:list-item>
      </text:list>
      <text:h text:style-name="P149" text:outline-level="2"><text:bookmark-start text:name="__RefHeading___Toc1827_366264873"/><text:soft-page-break/>2) Protocole<text:bookmark-end text:name="__RefHeading___Toc1827_366264873"/></text:h>
      <text:p text:style-name="P69"><draw:frame draw:style-name="fr6" draw:name="Image10" text:anchor-type="paragraph" svg:width="6.0382in" svg:height="7.0047in" draw:z-index="9"><draw:image xlink:href="Pictures/10000201000002C80000033ABBF364519B366FDE.png" xlink:type="simple" xlink:show="embed" xlink:actuate="onLoad"/></draw:frame><draw:frame draw:style-name="fr2" draw:name="Image11" text:anchor-type="paragraph" svg:x="0.389in" svg:y="7.1173in" svg:width="5.8335in" svg:height="1.6354in" draw:z-index="10"><draw:image xlink:href="Pictures/10000000000002300000009D8A09EE3424E508F1.png" xlink:type="simple" xlink:show="embed" xlink:actuate="onLoad"/></draw:frame></text:p>
      <text:h text:style-name="Heading_20_1" text:outline-level="1"><text:bookmark-start text:name="__RefHeading___Toc1829_366264873"/><text:soft-page-break/><text:span text:style-name="T94">VI. </text:span><text:span text:style-name="T98">Ébauches</text:span><text:span text:style-name="T94"> interfaces utilisateur</text:span><text:bookmark-end text:name="__RefHeading___Toc1829_366264873"/></text:h>
      <text:h text:style-name="P151" text:outline-level="2"><text:bookmark-start text:name="__RefHeading___Toc1831_366264873"/>1) Starting <text:span text:style-name="T100">S</text:span>creen<text:bookmark-end text:name="__RefHeading___Toc1831_366264873"/></text:h>
      <text:h text:style-name="P151" text:outline-level="2"><draw:frame draw:style-name="fr7" draw:name="Image5" text:anchor-type="paragraph" svg:width="5.5409in" svg:height="3.3638in" draw:z-index="4"><draw:image xlink:href="Pictures/100000000000021400000143B6220D89C7650F19.png" xlink:type="simple" xlink:show="embed" xlink:actuate="onLoad"/></draw:frame></text:h>
      <text:h text:style-name="P151" text:outline-level="2"><text:bookmark-start text:name="__RefHeading___Toc1833_366264873"/>2) Menu <text:span text:style-name="T100">S</text:span>creen<text:bookmark-end text:name="__RefHeading___Toc1833_366264873"/></text:h>
      <text:p text:style-name="Text_20_body"><draw:frame draw:style-name="fr3" draw:name="Image6" text:anchor-type="paragraph" svg:width="6.0307in" svg:height="3.3429in" draw:z-index="5"><draw:image xlink:href="Pictures/1000000000000243000001418BA75C49C10FC354.png" xlink:type="simple" xlink:show="embed" xlink:actuate="onLoad"/></draw:frame></text:p>
      <text:h text:style-name="P156" text:outline-level="2"><text:bookmark-start text:name="__RefHeading___Toc1835_366264873"/>3) Adventure Screen<text:bookmark-end text:name="__RefHeading___Toc1835_366264873"/></text:h>
      <text:h text:style-name="P151" text:outline-level="2"><draw:frame draw:style-name="fr3" draw:name="Image7" text:anchor-type="paragraph" svg:width="5.3319in" svg:height="3.5929in" draw:z-index="6"><draw:image xlink:href="Pictures/100000000000020000000159E56920815C7525FF.png" xlink:type="simple" xlink:show="embed" xlink:actuate="onLoad"/></draw:frame></text:h>
      <text:h text:style-name="Heading_20_2" text:outline-level="2"><text:bookmark-start text:name="__RefHeading___Toc1837_366264873"/><text:span text:style-name="T74">4) Adventure </text:span><text:span text:style-name="T76">S</text:span><text:span text:style-name="T74">creen </text:span><text:span text:style-name="T76">[Fight]</text:span><text:bookmark-end text:name="__RefHeading___Toc1837_366264873"/></text:h>
      <text:p text:style-name="P72"><draw:frame draw:style-name="fr2" draw:name="Image8" text:anchor-type="paragraph" svg:x="0.7972in" svg:y="0.0516in" svg:width="5.4465in" svg:height="4.2492in" draw:z-index="7"><draw:image xlink:href="Pictures/100000000000020B000001989F3F8398EE6570CA.png" xlink:type="simple" xlink:show="embed" xlink:actuate="onLoad"/></draw:frame></text:p>
      <text:p text:style-name="P72"/>
      <text:p text:style-name="P72"/>
      <text:p text:style-name="P72"/>
      <text:p text:style-name="P72"/>
      <text:p text:style-name="P72"/>
      <text:h text:style-name="P159" text:outline-level="1">VII. Gestion de projet</text:h>
      <text:h text:style-name="Heading_20_3" text:outline-level="3">1) Rôle</text:h>
      <text:list xml:id="list2936326902469652162" text:style-name="L30">
        <text:list-item>
          <text:p text:style-name="P140">Srcrum master : Yann</text:p>
        </text:list-item>
        <text:list-item>
          <text:p text:style-name="P140">Product Owner : Joël</text:p>
        </text:list-item>
        <text:list-item>
          <text:p text:style-name="P140">Developper: Yohann, Loïc</text:p>
        </text:list-item>
      </text:list>
      <text:h text:style-name="P167" text:outline-level="3">2) Backlog</text:h>
      <text:p text:style-name="P73"><draw:frame draw:style-name="fr8" draw:name="Image12" text:anchor-type="paragraph" svg:width="6.9252in" svg:height="3.4264in" draw:z-index="11"><draw:image xlink:href="Pictures/100000000000042B00000210B85FD5E197124A6C.jpg" xlink:type="simple" xlink:show="embed" xlink:actuate="onLoad"/></draw:frame></text:p>
      <text:h text:style-name="P167" text:outline-level="3">3) Plan d’itération</text:h>
      <text:p text:style-name="P74">Tous nos sprints durent 1 semaine.</text:p>
      <text:p text:style-name="P74"><draw:frame draw:style-name="fr8" draw:name="Image13" text:anchor-type="paragraph" svg:width="6.9252in" svg:height="2.7819in" draw:z-index="12"><draw:image xlink:href="Pictures/1000000000000376000001643DD02AC4E8D93CAA.png" xlink:type="simple" xlink:show="embed" xlink:actuate="onLoad"/></draw:frame><draw:frame draw:style-name="fr2" draw:name="Image14" text:anchor-type="paragraph" svg:x="0.0228in" svg:y="2.9071in" svg:width="6.9252in" svg:height="2.7819in" draw:z-index="13"><draw:image xlink:href="Pictures/100000000000038000000168BD64D75348B854C1.png" xlink:type="simple" xlink:show="embed" xlink:actuate="onLoad"/></draw:frame><draw:frame draw:style-name="fr2" draw:name="Image15" text:anchor-type="paragraph" svg:x="-0.0228in" svg:y="5.9181in" svg:width="6.9252in" svg:height="2.7417in" draw:z-index="14"><draw:image xlink:href="Pictures/10000000000003740000015EAA09AA2EDAB8F8EC.png" xlink:type="simple" xlink:show="embed" xlink:actuate="onLoad"/></draw:frame><text:soft-page-break/></text:p>
      <text:h text:style-name="P160" text:outline-level="1">VIII. Bilan Sprint</text:h>
      <text:h text:style-name="Heading_20_3" text:outline-level="3">1) <text:span text:style-name="T102">Sprint numéro 1</text:span></text:h>
      <text:list xml:id="list212551881527993260" text:style-name="L31">
        <text:list-item>
          <text:p text:style-name="P141">Histoire id(1) et id(3) planifiées, Les deux histoire ont été terminées</text:p>
        </text:list-item>
        <text:list-item>
          <text:p text:style-name="P141">velocité: on avait prévu 10 pts d’histoire partagés en différentes tâches. Tous les histoire ont été effectuées.</text:p>
        </text:list-item>
        <text:list-item>
          <text:p text:style-name="P141">Aucun Replanification des tâches effectuées n’est a prévoir. Mais nous ajoutons une histoire pour la réorganisation du code et corrections.</text:p>
          <text:p text:style-name="P141"/>
          <text:list>
            <text:list-item>
              <text:p text:style-name="P142">Nous avons pas prévus la compléxité du code pour réussir le sprint, du coup nous n’avons pas programmé de la manière la plus propre. Notre code nécéssite un remaniement et des corrections.</text:p>
            </text:list-item>
            <text:list-item>
              <text:p text:style-name="P142">Le sprint concerné par cela est le 2.</text:p>
            </text:list-item>
            <text:list-item>
              <text:p text:style-name="P142"><draw:frame draw:style-name="fr2" draw:name="Image16" text:anchor-type="paragraph" svg:x="0.7354in" svg:y="0.3118in" svg:width="5.75in" svg:height="1.8646in" draw:z-index="15"><draw:image xlink:href="Pictures/1000000000000228000000B30BB40536DDD991E3.png" xlink:type="simple" xlink:show="embed" xlink:actuate="onLoad"/></draw:frame></text:p>
            </text:list-item>
          </text:list>
        </text:list-item>
        <text:list-item>
          <text:p text:style-name="P143">commantaires général: Le sprint a été compliqué, nous avions mal estimé la difficulté de la communication server-client. Cela nous a donc posé plusieurs problèmes et prit plus de temps que prévu.</text:p>
        </text:list-item>
        <text:list-item>
          <text:p text:style-name="P143">Nous devrions mieux gérer la difficulté des tâches et travailler sur l’enticipation du travail ainsi que les tests.</text:p>
        </text:list-item>
      </text:list>
      <text:h text:style-name="P168" text:outline-level="3">2) Bilans personnels</text:h>
      <text:p text:style-name="P76"/>
      <text:list xml:id="list2637957732646079099" text:style-name="L32">
        <text:list-item>
          <text:p text:style-name="P144">Yann Lederrey</text:p>
          <text:list>
            <text:list-item>
              <text:p text:style-name="P146">temps prévu versus temps réalisé : <text:span text:style-name="T103">le temps prévu était de 2 heures environ pour des tâches prévus simple qui se sont avérées plus compliquées. Au final j’ai pris plutot 3-4 heures</text:span></text:p>
            </text:list-item>
            <text:list-item>
              <text:p text:style-name="P146"><text:soft-page-break/>commentaire personnel : <text:span text:style-name="T104">Nous avons mal anticipé la conceptualisation du code. Nous aurions du passer plus de temps sur une feuille et sur des schémas au lieu de partir dans le code, ce qui nous aurait fait gagner du temps.</text:span></text:p>
            </text:list-item>
          </text:list>
        </text:list-item>
        <text:list-item>
          <text:p text:style-name="P144">Joel Schär</text:p>
          <text:list>
            <text:list-item>
              <text:p text:style-name="P145"><text:span text:style-name="T107">temps prévu versus temps réalisé : </text:span><text:span text:style-name="T105">heures passées : 6 heures, </text:span><text:span text:style-name="T106">heures prévues 4 heures</text:span></text:p>
            </text:list-item>
            <text:list-item>
              <text:p text:style-name="P145"><text:span text:style-name="T107">commentaire personnel : </text:span><text:span text:style-name="T105">La base n'étant pas encore faite, il a fallu faire tout le travail de conceptualisation du code en très peu de temp.Nous avons donc pris une première direction, que nous avons du corriger et repenser, afin d'obtenir une structure utilisable. Ces revirements nous on fait perdre du temps et nous ont compliquer le lancement du projet.</text:span><text:line-break/><text:span text:style-name="T105">Dans la même idée nous, n'avions pas pris le temps avant le début du premier sprint de mettre sur papier l'entiertié des protocols de communication entre les clients et le serveur. Nous avons donc implémenté quelquechose d'un peu bancale pour commencer. </text:span><text:line-break/><text:span text:style-name="T105">Du fait que cette structure n'a pas été choisie et validée il est possible qu'elle change encore dans le future et cela va encore nous faire perdre du temps. </text:span><text:line-break/><text:span text:style-name="T105">Je pense que nous avons pour le moment réussi à fonder une base, mais que celle-ci nécessite encore un peu de travail de consolidation, afin d'avoir une bonne base de travail sur laquelle construire la suite des fonctionnalités.</text:span></text:p>
            </text:list-item>
          </text:list>
        </text:list-item>
        <text:list-item>
          <text:p text:style-name="P144">Yohann Mayer</text:p>
          <text:list>
            <text:list-item>
              <text:p text:style-name="P146">temps prévu versus temps réalisé : <text:span text:style-name="T108">Imprévu du à beleinev.</text:span></text:p>
            </text:list-item>
            <text:list-item>
              <text:p text:style-name="P146">commentaire personnel : <text:span text:style-name="T108">A cause de baleinev je n’ais pas pu avancer sur le projet durant ce sprint. Ceci a été accépté par les autres.</text:span></text:p>
            </text:list-item>
          </text:list>
        </text:list-item>
        <text:list-item>
          <text:p text:style-name="P144">Loic Frueh</text:p>
          <text:list>
            <text:list-item>
              <text:p text:style-name="P147">temps prévu versus temps réalisé : <text:span text:style-name="T105">Heures prévue: 3h (je pensais facile)</text:span><text:line-break/><text:span text:style-name="T105">Heures passées: 12h (Ah en faite non...)</text:span></text:p>
            </text:list-item>
            <text:list-item>
              <text:p text:style-name="P145"><text:span text:style-name="T107">commentaire personnel : <text:s/></text:span><text:span text:style-name="T105">Ce premier sprint m'a un peu surpris car une tache qui me semblait simple en apparence cachait </text:span><text:line-break/><text:span text:style-name="T105">en faite une complexité non soupçonnée. La Gestion de la connexion au serveur était </text:span><text:line-break/><text:span text:style-name="T105">relativement facile mais la gestion de la mise en communication d'un client vers un autre était </text:span><text:line-break/><text:span text:style-name="T105">quelque chose de totalement nouveau pour moi et on a du à plusieurs reprises réviser le code </text:span><text:line-break/><text:span text:style-name="T105">voir remanier sa structure entière. Mais sinon, j'ai beaucoup appris de ce sprint. Dans </text:span><text:line-break/><text:span text:style-name="T105">l'ensemble je dirais intense mais instructif.</text:span></text:p>
            </text:list-item>
          </text:list>
        </text:list-item>
      </text:list>
      <text:list xml:id="list103938932414427" text:continue-list="list212551881527993260" text:style-name="L31">
        <text:list-item>
          <text:list>
            <text:list-header>
              <text:p text:style-name="P141"/>
            </text:list-header>
          </text:list>
        </text:list-item>
      </text:list>
      <text:p text:style-name="P74"/>
      <text:p text:style-name="P74"/>
      <text:p text:style-name="P74"><text:soft-page-break/></text:p>
      <text:p text:style-name="P75"/>
      <text:p text:style-name="P75"/>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 svg:font-family="Tahoma, sans-serif, Arial, Helvetica"/>
    <style:font-face style:name="Noto Sans Devanagari1" svg:font-family="'Noto Sans Devanagari'"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fo:font-size="9pt" officeooo:rsid="00006970" officeooo:paragraph-rsid="004a36bf" style:font-size-asian="9pt" style:font-size-complex="9pt"/>
    </style:style>
    <style:style style:name="MP2" style:family="paragraph" style:parent-style-name="Footer">
      <style:paragraph-properties fo:text-align="end" style:justify-single-word="false"/>
    </style:style>
    <style:style style:name="MT1" style:family="text">
      <style:text-properties officeooo:rsid="004a36bf"/>
    </style:style>
    <style:page-layout style:name="Mpm1">
      <style:page-layout-properties fo:page-width="8.5in" fo:page-height="11in" style:num-format="1" style:print-orientation="portrait" fo:margin-top="0.4689in" fo:margin-bottom="0.781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0457in" fo:margin-right="0.0016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initial-creator/><text:initial-creator/>Frueh Loïc - Meyer Yohann - Lederrey Yann - Schär Joël<text:tab/><text:tab/><text:date style:data-style-name="N37" text:date-value="2018-05-03T10:39:37.632983867">05/03/18</text:date></text:p>
      </style:header>
      <style:footer>
        <text:p text:style-name="MP2"><text:page-number text:select-page="current">26</text:page-number>/<text:span text:style-name="MT1"><text:page-count>26</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1T15:35:33.769925913</meta:creation-date>
    <dc:date>2018-05-03T10:39:34.962222767</dc:date>
    <meta:editing-duration>PT6H6M11S</meta:editing-duration>
    <meta:editing-cycles>95</meta:editing-cycles>
    <meta:generator>LibreOffice/5.1.6.2$Linux_X86_64 LibreOffice_project/10m0$Build-2</meta:generator>
    <meta:document-statistic meta:table-count="0" meta:image-count="16" meta:object-count="0" meta:page-count="26" meta:paragraph-count="311" meta:word-count="3416" meta:character-count="19465" meta:non-whitespace-character-count="16443"/>
  </office:meta>
</office:document-meta>
</file>